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4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3.1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74.81pt"/>
    </style:style>
    <style:style style:name="co9" style:family="table-column">
      <style:table-column-properties fo:break-before="auto" style:column-width="129.8pt"/>
    </style:style>
    <style:style style:name="co10" style:family="table-column">
      <style:table-column-properties fo:break-before="auto" style:column-width="45.81pt"/>
    </style:style>
    <style:style style:name="co11" style:family="table-column">
      <style:table-column-properties fo:break-before="auto" style:column-width="58.76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82.86pt"/>
    </style:style>
    <style:style style:name="co14" style:family="table-column">
      <style:table-column-properties fo:break-before="auto" style:column-width="22.9pt"/>
    </style:style>
    <style:style style:name="co15" style:family="table-column">
      <style:table-column-properties fo:break-before="auto" style:column-width="20.44pt"/>
    </style:style>
    <style:style style:name="co16" style:family="table-column">
      <style:table-column-properties fo:break-before="auto" style:column-width="21.06pt"/>
    </style:style>
    <style:style style:name="co17" style:family="table-column">
      <style:table-column-properties fo:break-before="auto" style:column-width="27.8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.74908594742" calcext:value-type="float">
            <text:p>-1.7490859474</text:p>
          </table:table-cell>
          <table:table-cell office:value-type="float" office:value="0.714658991939" calcext:value-type="float">
            <text:p>0.71465899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.60906568035" calcext:value-type="float">
            <text:p>-1.6090656804</text:p>
          </table:table-cell>
          <table:table-cell office:value-type="float" office:value="0.776848338305" calcext:value-type="float">
            <text:p>0.7768483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.48347797273" calcext:value-type="float">
            <text:p>-1.4834779727</text:p>
          </table:table-cell>
          <table:table-cell office:value-type="float" office:value="0.842614466123" calcext:value-type="float">
            <text:p>0.84261446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1.37131123274" calcext:value-type="float">
            <text:p>-1.3713112327</text:p>
          </table:table-cell>
          <table:table-cell office:value-type="float" office:value="0.911536323886" calcext:value-type="float">
            <text:p>0.9115363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1.27127286717" calcext:value-type="float">
            <text:p>-1.2712728672</text:p>
          </table:table-cell>
          <table:table-cell office:value-type="float" office:value="0.983266482186" calcext:value-type="float">
            <text:p>0.98326648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-1.18201467876" calcext:value-type="float">
            <text:p>-1.1820146788</text:p>
          </table:table-cell>
          <table:table-cell office:value-type="float" office:value="1.05751647797" calcext:value-type="float">
            <text:p>1.0575164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1.10224994832" calcext:value-type="float">
            <text:p>-1.1022499483</text:p>
          </table:table-cell>
          <table:table-cell office:value-type="float" office:value="1.13404405407" calcext:value-type="float">
            <text:p>1.134044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1.03080628332" calcext:value-type="float">
            <text:p>-1.0308062833</text:p>
          </table:table-cell>
          <table:table-cell office:value-type="float" office:value="1.21264297689" calcext:value-type="float">
            <text:p>1.2126429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-0.966642912399" calcext:value-type="float">
            <text:p>-0.9666429124</text:p>
          </table:table-cell>
          <table:table-cell office:value-type="float" office:value="1.29313522498" calcext:value-type="float">
            <text:p>1.2931352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-0.90884958761" calcext:value-type="float">
            <text:p>-0.9088495876</text:p>
          </table:table-cell>
          <table:table-cell office:value-type="float" office:value="1.37536509566" calcext:value-type="float">
            <text:p>1.37536509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-0.856636837235" calcext:value-type="float">
            <text:p>-0.8566368372</text:p>
          </table:table-cell>
          <table:table-cell office:value-type="float" office:value="1.45919477854" calcext:value-type="float">
            <text:p>1.4591947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-0.809322869766" calcext:value-type="float">
            <text:p>-0.8093228698</text:p>
          </table:table-cell>
          <table:table-cell office:value-type="float" office:value="1.54450102264" calcext:value-type="float">
            <text:p>1.54450102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-0.766319880936" calcext:value-type="float">
            <text:p>-0.7663198809</text:p>
          </table:table-cell>
          <table:table-cell office:value-type="float" office:value="1.63117260963" calcext:value-type="float">
            <text:p>1.6311726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-0.691289117825" calcext:value-type="float">
            <text:p>-0.6912891178</text:p>
          </table:table-cell>
          <table:table-cell office:value-type="float" office:value="1.80821593711" calcext:value-type="float">
            <text:p>1.80821593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-0.658445726625" calcext:value-type="float">
            <text:p>-0.6584457266</text:p>
          </table:table-cell>
          <table:table-cell office:value-type="float" office:value="1.89841007308" calcext:value-type="float">
            <text:p>1.89841007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-0.691289117825" calcext:value-type="float">
            <text:p>-0.6912891178</text:p>
          </table:table-cell>
          <table:table-cell office:value-type="float" office:value="1.80821593711" calcext:value-type="float">
            <text:p>1.80821593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-0.658445726625" calcext:value-type="float">
            <text:p>-0.6584457266</text:p>
          </table:table-cell>
          <table:table-cell office:value-type="float" office:value="1.89841007308" calcext:value-type="float">
            <text:p>1.89841007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-0.600456463609" calcext:value-type="float">
            <text:p>-0.6004564636</text:p>
          </table:table-cell>
          <table:table-cell office:value-type="float" office:value="2.08174959511" calcext:value-type="float">
            <text:p>2.08174959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-0.57477753702" calcext:value-type="float">
            <text:p>-0.574777537</text:p>
          </table:table-cell>
          <table:table-cell office:value-type="float" office:value="2.17475443887" calcext:value-type="float">
            <text:p>2.17475443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-0.551009433973" calcext:value-type="float">
            <text:p>-0.551009434</text:p>
          </table:table-cell>
          <table:table-cell office:value-type="float" office:value="2.26856369951" calcext:value-type="float">
            <text:p>2.2685636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-0.675593321502" calcext:value-type="float">
            <text:p>-0.6755933215</text:p>
          </table:table-cell>
          <table:table-cell office:value-type="float" office:value="1.85022551321" calcext:value-type="float">
            <text:p>1.8502255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-0.612965736483" calcext:value-type="float">
            <text:p>-0.6129657365</text:p>
          </table:table-cell>
          <table:table-cell office:value-type="float" office:value="2.03926569725" calcext:value-type="float">
            <text:p>2.039265697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-0.558173016332" calcext:value-type="float">
            <text:p>-0.5581730163</text:p>
          </table:table-cell>
          <table:table-cell office:value-type="float" office:value="2.23944899417" calcext:value-type="float">
            <text:p>2.23944899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-0.287937551389" calcext:value-type="float">
            <text:p>-0.2879375514</text:p>
          </table:table-cell>
          <table:table-cell office:value-type="float" office:value="4.341219108" calcext:value-type="float">
            <text:p>4.3412191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-0.286239648025" calcext:value-type="float">
            <text:p>-0.286239648</text:p>
          </table:table-cell>
          <table:table-cell office:value-type="float" office:value="4.36697015464" calcext:value-type="float">
            <text:p>4.36697015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-0.284536559179" calcext:value-type="float">
            <text:p>-0.2845365592</text:p>
          </table:table-cell>
          <table:table-cell office:value-type="float" office:value="4.39310858193" calcext:value-type="float">
            <text:p>4.39310858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-0.282828593459" calcext:value-type="float">
            <text:p>-0.2828285935</text:p>
          </table:table-cell>
          <table:table-cell office:value-type="float" office:value="4.41963800305" calcext:value-type="float">
            <text:p>4.41963800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-0.281116061697" calcext:value-type="float">
            <text:p>-0.2811160617</text:p>
          </table:table-cell>
          <table:table-cell office:value-type="float" office:value="4.44656200877" calcext:value-type="float">
            <text:p>4.44656200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-0.279399276696" calcext:value-type="float">
            <text:p>-0.2793992767</text:p>
          </table:table-cell>
          <table:table-cell office:value-type="float" office:value="4.473884166" calcext:value-type="float">
            <text:p>4.4738841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-0.277678552968" calcext:value-type="float">
            <text:p>-0.277678553</text:p>
          </table:table-cell>
          <table:table-cell office:value-type="float" office:value="4.50160801632" calcext:value-type="float">
            <text:p>4.50160801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-0.275954206482" calcext:value-type="float">
            <text:p>-0.2759542065</text:p>
          </table:table-cell>
          <table:table-cell office:value-type="float" office:value="4.52973707462" calcext:value-type="float">
            <text:p>4.52973707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-0.274226554403" calcext:value-type="float">
            <text:p>-0.2742265544</text:p>
          </table:table-cell>
          <table:table-cell office:value-type="float" office:value="4.55827482763" calcext:value-type="float">
            <text:p>4.55827482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-0.272495914827" calcext:value-type="float">
            <text:p>-0.2724959148</text:p>
          </table:table-cell>
          <table:table-cell office:value-type="float" office:value="4.5872247325" calcext:value-type="float">
            <text:p>4.58722473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-0.270762606526" calcext:value-type="float">
            <text:p>-0.2707626065</text:p>
          </table:table-cell>
          <table:table-cell office:value-type="float" office:value="4.61659021546" calcext:value-type="float">
            <text:p>4.61659021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-0.269026948681" calcext:value-type="float">
            <text:p>-0.2690269487</text:p>
          </table:table-cell>
          <table:table-cell office:value-type="float" office:value="4.64637467037" calcext:value-type="float">
            <text:p>4.64637467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-0.267289260624" calcext:value-type="float">
            <text:p>-0.2672892606</text:p>
          </table:table-cell>
          <table:table-cell office:value-type="float" office:value="4.67658145741" calcext:value-type="float">
            <text:p>4.6765814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-0.265549861577" calcext:value-type="float">
            <text:p>-0.2655498616</text:p>
          </table:table-cell>
          <table:table-cell office:value-type="float" office:value="4.70721390166" calcext:value-type="float">
            <text:p>4.70721390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-0.263809070393" calcext:value-type="float">
            <text:p>-0.2638090704</text:p>
          </table:table-cell>
          <table:table-cell office:value-type="float" office:value="4.73827529182" calcext:value-type="float">
            <text:p>4.73827529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-0.2620672053" calcext:value-type="float">
            <text:p>-0.2620672053</text:p>
          </table:table-cell>
          <table:table-cell office:value-type="float" office:value="4.76976887882" calcext:value-type="float">
            <text:p>4.7697688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-0.260324583649" calcext:value-type="float">
            <text:p>-0.2603245836</text:p>
          </table:table-cell>
          <table:table-cell office:value-type="float" office:value="4.80169787454" calcext:value-type="float">
            <text:p>4.80169787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-0.258581521659" calcext:value-type="float">
            <text:p>-0.2585815217</text:p>
          </table:table-cell>
          <table:table-cell office:value-type="float" office:value="4.83406545053" calcext:value-type="float">
            <text:p>4.83406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-0.256838334174" calcext:value-type="float">
            <text:p>-0.2568383342</text:p>
          </table:table-cell>
          <table:table-cell office:value-type="float" office:value="4.86687473667" calcext:value-type="float">
            <text:p>4.86687473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-0.255095334416" calcext:value-type="float">
            <text:p>-0.2550953344</text:p>
          </table:table-cell>
          <table:table-cell office:value-type="float" office:value="4.90012881993" calcext:value-type="float">
            <text:p>4.90012881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-0.253352833747" calcext:value-type="float">
            <text:p>-0.2533528337</text:p>
          </table:table-cell>
          <table:table-cell office:value-type="float" office:value="4.93383074312" calcext:value-type="float">
            <text:p>4.9338307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-2.75340416395" calcext:value-type="float">
            <text:p>-2.753404164</text:p>
          </table:table-cell>
          <table:table-cell office:value-type="float" office:value="0.453983478476" calcext:value-type="float">
            <text:p>0.4539834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-2.72053781381" calcext:value-type="float">
            <text:p>-2.7205378138</text:p>
          </table:table-cell>
          <table:table-cell office:value-type="float" office:value="0.459467974918" calcext:value-type="float">
            <text:p>0.45946797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-2.68690712071" calcext:value-type="float">
            <text:p>-2.6869071207</text:p>
          </table:table-cell>
          <table:table-cell office:value-type="float" office:value="0.465218909268" calcext:value-type="float">
            <text:p>0.46521890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-2.65258406644" calcext:value-type="float">
            <text:p>-2.6525840664</text:p>
          </table:table-cell>
          <table:table-cell office:value-type="float" office:value="0.471238599303" calcext:value-type="float">
            <text:p>0.47123859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-2.6176446772" calcext:value-type="float">
            <text:p>-2.6176446772</text:p>
          </table:table-cell>
          <table:table-cell office:value-type="float" office:value="0.477528524359" calcext:value-type="float">
            <text:p>0.47752852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-2.58216802523" calcext:value-type="float">
            <text:p>-2.5821680252</text:p>
          </table:table-cell>
          <table:table-cell office:value-type="float" office:value="0.484089334152" calcext:value-type="float">
            <text:p>0.48408933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-2.54623519457" calcext:value-type="float">
            <text:p>-2.5462351946</text:p>
          </table:table-cell>
          <table:table-cell office:value-type="float" office:value="0.4909208712" calcext:value-type="float">
            <text:p>0.49092087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-2.50992824404" calcext:value-type="float">
            <text:p>-2.509928244</text:p>
          </table:table-cell>
          <table:table-cell office:value-type="float" office:value="0.498022205601" calcext:value-type="float">
            <text:p>0.49802220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-2.47332919834" calcext:value-type="float">
            <text:p>-2.4733291983</text:p>
          </table:table-cell>
          <table:table-cell office:value-type="float" office:value="0.505391680509" calcext:value-type="float">
            <text:p>0.5053916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-2.43651909542" calcext:value-type="float">
            <text:p>-2.4365190954</text:p>
          </table:table-cell>
          <table:table-cell office:value-type="float" office:value="0.513026966359" calcext:value-type="float">
            <text:p>0.5130269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-2.3995771134" calcext:value-type="float">
            <text:p>-2.3995771134</text:p>
          </table:table-cell>
          <table:table-cell office:value-type="float" office:value="0.520925121772" calcext:value-type="float">
            <text:p>0.52092512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-2.36257979503" calcext:value-type="float">
            <text:p>-2.362579795</text:p>
          </table:table-cell>
          <table:table-cell office:value-type="float" office:value="0.529082658976" calcext:value-type="float">
            <text:p>0.5290826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-2.32560038214" calcext:value-type="float">
            <text:p>-2.3256003821</text:p>
          </table:table-cell>
          <table:table-cell office:value-type="float" office:value="0.537495611714" calcext:value-type="float">
            <text:p>0.5374956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-2.28870826671" calcext:value-type="float">
            <text:p>-2.2887082667</text:p>
          </table:table-cell>
          <table:table-cell office:value-type="float" office:value="0.54615960373" calcext:value-type="float">
            <text:p>0.5461596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-2.25196856035" calcext:value-type="float">
            <text:p>-2.2519685604</text:p>
          </table:table-cell>
          <table:table-cell office:value-type="float" office:value="0.555069916165" calcext:value-type="float">
            <text:p>0.55506991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-2.21544177906" calcext:value-type="float">
            <text:p>-2.2154417791</text:p>
          </table:table-cell>
          <table:table-cell office:value-type="float" office:value="0.564221552475" calcext:value-type="float">
            <text:p>0.56422155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-2.17918363692" calcext:value-type="float">
            <text:p>-2.1791836369</text:p>
          </table:table-cell>
          <table:table-cell office:value-type="float" office:value="0.57360929975" calcext:value-type="float">
            <text:p>0.57360929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-2.14324493934" calcext:value-type="float">
            <text:p>-2.1432449393</text:p>
          </table:table-cell>
          <table:table-cell office:value-type="float" office:value="0.583227785615" calcext:value-type="float">
            <text:p>0.58322778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-2.10767156482" calcext:value-type="float">
            <text:p>-2.1076715648</text:p>
          </table:table-cell>
          <table:table-cell office:value-type="float" office:value="0.59307153015" calcext:value-type="float">
            <text:p>0.59307153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-2.07250452301" calcext:value-type="float">
            <text:p>-2.072504523</text:p>
          </table:table-cell>
          <table:table-cell office:value-type="float" office:value="0.603134992529" calcext:value-type="float">
            <text:p>0.60313499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-2.03778007664" calcext:value-type="float">
            <text:p>-2.0377800766</text:p>
          </table:table-cell>
          <table:table-cell office:value-type="float" office:value="0.613412612249" calcext:value-type="float">
            <text:p>0.613412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-1.10339517617" calcext:value-type="float">
            <text:p>-1.1033951762</text:p>
          </table:table-cell>
          <table:table-cell office:value-type="float" office:value="1.13286701536" calcext:value-type="float">
            <text:p>1.1328670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-1.09106467466" calcext:value-type="float">
            <text:p>-1.0910646747</text:p>
          </table:table-cell>
          <table:table-cell office:value-type="float" office:value="1.14566993968" calcext:value-type="float">
            <text:p>1.14566993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-1.07882484255" calcext:value-type="float">
            <text:p>-1.0788248426</text:p>
          </table:table-cell>
          <table:table-cell office:value-type="float" office:value="1.15866816438" calcext:value-type="float">
            <text:p>1.15866816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-1.06668179199" calcext:value-type="float">
            <text:p>-1.066681792</text:p>
          </table:table-cell>
          <table:table-cell office:value-type="float" office:value="1.17185838306" calcext:value-type="float">
            <text:p>1.171858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-1.05464117952" calcext:value-type="float">
            <text:p>-1.0546411795</text:p>
          </table:table-cell>
          <table:table-cell office:value-type="float" office:value="1.18523723923" calcext:value-type="float">
            <text:p>1.18523723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-1.04270821324" calcext:value-type="float">
            <text:p>-1.0427082132</text:p>
          </table:table-cell>
          <table:table-cell office:value-type="float" office:value="1.19880133687" calcext:value-type="float">
            <text:p>1.198801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-1.03088766208" calcext:value-type="float">
            <text:p>-1.0308876621</text:p>
          </table:table-cell>
          <table:table-cell office:value-type="float" office:value="1.21254725028" calcext:value-type="float">
            <text:p>1.21254725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-1.01918386689" calcext:value-type="float">
            <text:p>-1.0191838669</text:p>
          </table:table-cell>
          <table:table-cell office:value-type="float" office:value="1.22647153337" calcext:value-type="float">
            <text:p>1.22647153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-1.00760075312" calcext:value-type="float">
            <text:p>-1.0076007531</text:p>
          </table:table-cell>
          <table:table-cell office:value-type="float" office:value="1.24057072817" calcext:value-type="float">
            <text:p>1.2405707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-0.996141844768" calcext:value-type="float">
            <text:p>-0.9961418448</text:p>
          </table:table-cell>
          <table:table-cell office:value-type="float" office:value="1.25484137281" calcext:value-type="float">
            <text:p>1.25484137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-0.984810279352" calcext:value-type="float">
            <text:p>-0.9848102794</text:p>
          </table:table-cell>
          <table:table-cell office:value-type="float" office:value="1.26928000876" calcext:value-type="float">
            <text:p>1.26928000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-0.973608823745" calcext:value-type="float">
            <text:p>-0.9736088237</text:p>
          </table:table-cell>
          <table:table-cell office:value-type="float" office:value="1.28388318749" calcext:value-type="float">
            <text:p>1.28388318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-0.962539890604" calcext:value-type="float">
            <text:p>-0.9625398906</text:p>
          </table:table-cell>
          <table:table-cell office:value-type="float" office:value="1.29864747654" calcext:value-type="float">
            <text:p>1.29864747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-0.951605555214" calcext:value-type="float">
            <text:p>-0.9516055552</text:p>
          </table:table-cell>
          <table:table-cell office:value-type="float" office:value="1.31356946494" calcext:value-type="float">
            <text:p>1.3135694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-0.940807572591" calcext:value-type="float">
            <text:p>-0.9408075726</text:p>
          </table:table-cell>
          <table:table-cell office:value-type="float" office:value="1.32864576818" calcext:value-type="float">
            <text:p>1.32864576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-0.930147394671" calcext:value-type="float">
            <text:p>-0.9301473947</text:p>
          </table:table-cell>
          <table:table-cell office:value-type="float" office:value="1.34387303256" calcext:value-type="float">
            <text:p>1.34387303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-0.919626187453" calcext:value-type="float">
            <text:p>-0.9196261875</text:p>
          </table:table-cell>
          <table:table-cell office:value-type="float" office:value="1.35924793906" calcext:value-type="float">
            <text:p>1.3592479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-0.909244847991" calcext:value-type="float">
            <text:p>-0.909244848</text:p>
          </table:table-cell>
          <table:table-cell office:value-type="float" office:value="1.37476720683" calcext:value-type="float">
            <text:p>1.37476720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-0.899004021113" calcext:value-type="float">
            <text:p>-0.8990040211</text:p>
          </table:table-cell>
          <table:table-cell office:value-type="float" office:value="1.39042759614" calcext:value-type="float">
            <text:p>1.39042759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-0.888904115795" calcext:value-type="float">
            <text:p>-0.8889041158</text:p>
          </table:table-cell>
          <table:table-cell office:value-type="float" office:value="1.40622591097" calcext:value-type="float">
            <text:p>1.4062259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-0.878945321106" calcext:value-type="float">
            <text:p>-0.8789453211</text:p>
          </table:table-cell>
          <table:table-cell office:value-type="float" office:value="1.42215900123" calcext:value-type="float">
            <text:p>1.42215900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-0.86912762168" calcext:value-type="float">
            <text:p>-0.8691276217</text:p>
          </table:table-cell>
          <table:table-cell office:value-type="float" office:value="1.43822376463" calcext:value-type="float">
            <text:p>1.43822376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-0.859450812648" calcext:value-type="float">
            <text:p>-0.8594508126</text:p>
          </table:table-cell>
          <table:table-cell office:value-type="float" office:value="1.45441714826" calcext:value-type="float">
            <text:p>1.45441714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-0.849914514012" calcext:value-type="float">
            <text:p>-0.849914514</text:p>
          </table:table-cell>
          <table:table-cell office:value-type="float" office:value="1.4707361498" calcext:value-type="float">
            <text:p>1.47073614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0.840518184423" calcext:value-type="float">
            <text:p>-0.8405181844</text:p>
          </table:table-cell>
          <table:table-cell office:value-type="float" office:value="1.48717781859" calcext:value-type="float">
            <text:p>1.48717781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-0.831261134345" calcext:value-type="float">
            <text:p>-0.8312611343</text:p>
          </table:table-cell>
          <table:table-cell office:value-type="float" office:value="1.50373925636" calcext:value-type="float">
            <text:p>1.5037392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-0.8221425386" calcext:value-type="float">
            <text:p>-0.8221425386</text:p>
          </table:table-cell>
          <table:table-cell office:value-type="float" office:value="1.52041761776" calcext:value-type="float">
            <text:p>1.5204176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-0.813161448286" calcext:value-type="float">
            <text:p>-0.8131614483</text:p>
          </table:table-cell>
          <table:table-cell office:value-type="float" office:value="1.53721011078" calcext:value-type="float">
            <text:p>1.53721011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-0.804316802067" calcext:value-type="float">
            <text:p>-0.8043168021</text:p>
          </table:table-cell>
          <table:table-cell office:value-type="float" office:value="1.55411399686" calcext:value-type="float">
            <text:p>1.55411399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-0.795607436845" calcext:value-type="float">
            <text:p>-0.7956074368</text:p>
          </table:table-cell>
          <table:table-cell office:value-type="float" office:value="1.57112659097" calcext:value-type="float">
            <text:p>1.5711265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-0.787032097822" calcext:value-type="float">
            <text:p>-0.7870320978</text:p>
          </table:table-cell>
          <table:table-cell office:value-type="float" office:value="1.58824526148" calcext:value-type="float">
            <text:p>1.58824526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-0.778589447965" calcext:value-type="float">
            <text:p>-0.778589448</text:p>
          </table:table-cell>
          <table:table-cell office:value-type="float" office:value="1.60546742994" calcext:value-type="float">
            <text:p>1.60546742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-0.770278076894" calcext:value-type="float">
            <text:p>-0.7702780769</text:p>
          </table:table-cell>
          <table:table-cell office:value-type="float" office:value="1.6227905707" calcext:value-type="float">
            <text:p>1.62279057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-0.7620965092" calcext:value-type="float">
            <text:p>-0.7620965092</text:p>
          </table:table-cell>
          <table:table-cell office:value-type="float" office:value="1.64021221054" calcext:value-type="float">
            <text:p>1.64021221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-0.754043212229" calcext:value-type="float">
            <text:p>-0.7540432122</text:p>
          </table:table-cell>
          <table:table-cell office:value-type="float" office:value="1.65772992811" calcext:value-type="float">
            <text:p>1.65772992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-0.746116603337" calcext:value-type="float">
            <text:p>-0.7461166033</text:p>
          </table:table-cell>
          <table:table-cell office:value-type="float" office:value="1.67534135336" calcext:value-type="float">
            <text:p>1.67534135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-0.738315056653" calcext:value-type="float">
            <text:p>-0.7383150567</text:p>
          </table:table-cell>
          <table:table-cell office:value-type="float" office:value="1.6930441669" calcext:value-type="float">
            <text:p>1.69304416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-0.730636909359" calcext:value-type="float">
            <text:p>-0.7306369094</text:p>
          </table:table-cell>
          <table:table-cell office:value-type="float" office:value="1.71083609928" calcext:value-type="float">
            <text:p>1.71083609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-0.723080467516" calcext:value-type="float">
            <text:p>-0.7230804675</text:p>
          </table:table-cell>
          <table:table-cell office:value-type="float" office:value="1.72871493029" calcext:value-type="float">
            <text:p>1.72871493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-0.715644011463" calcext:value-type="float">
            <text:p>-0.7156440115</text:p>
          </table:table-cell>
          <table:table-cell office:value-type="float" office:value="1.74667848816" calcext:value-type="float">
            <text:p>1.7466784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-0.708325800798" calcext:value-type="float">
            <text:p>-0.7083258008</text:p>
          </table:table-cell>
          <table:table-cell office:value-type="float" office:value="1.76472464873" calcext:value-type="float">
            <text:p>1.76472464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float" office:value="-0.701124078983" calcext:value-type="float">
            <text:p>-0.701124079</text:p>
          </table:table-cell>
          <table:table-cell office:value-type="float" office:value="1.78285133469" calcext:value-type="float">
            <text:p>1.78285133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-0.694037077574" calcext:value-type="float">
            <text:p>-0.6940370776</text:p>
          </table:table-cell>
          <table:table-cell office:value-type="float" office:value="1.80105651469" calcext:value-type="float">
            <text:p>1.80105651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-0.687063020114" calcext:value-type="float">
            <text:p>-0.6870630201</text:p>
          </table:table-cell>
          <table:table-cell office:value-type="float" office:value="1.81933820247" calcext:value-type="float">
            <text:p>1.81933820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-0.680200125699" calcext:value-type="float">
            <text:p>-0.6802001257</text:p>
          </table:table-cell>
          <table:table-cell office:value-type="float" office:value="1.83769445605" calcext:value-type="float">
            <text:p>1.83769445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-0.673446612241" calcext:value-type="float">
            <text:p>-0.6734466122</text:p>
          </table:table-cell>
          <table:table-cell office:value-type="float" office:value="1.85612337679" calcext:value-type="float">
            <text:p>1.85612337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-0.666800699449" calcext:value-type="float">
            <text:p>-0.6668006994</text:p>
          </table:table-cell>
          <table:table-cell office:value-type="float" office:value="1.87462310857" calcext:value-type="float">
            <text:p>1.874623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-0.660260611539" calcext:value-type="float">
            <text:p>-0.6602606115</text:p>
          </table:table-cell>
          <table:table-cell office:value-type="float" office:value="1.89319183691" calcext:value-type="float">
            <text:p>1.8931918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-0.653824579703" calcext:value-type="float">
            <text:p>-0.6538245797</text:p>
          </table:table-cell>
          <table:table-cell office:value-type="float" office:value="1.91182778807" calcext:value-type="float">
            <text:p>1.9118277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-0.647490844338" calcext:value-type="float">
            <text:p>-0.6474908443</text:p>
          </table:table-cell>
          <table:table-cell office:value-type="float" office:value="1.93052922822" calcext:value-type="float">
            <text:p>1.9305292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-0.641257657065" calcext:value-type="float">
            <text:p>-0.6412576571</text:p>
          </table:table-cell>
          <table:table-cell office:value-type="float" office:value="1.94929446257" calcext:value-type="float">
            <text:p>1.9492944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-0.635123282544" calcext:value-type="float">
            <text:p>-0.6351232825</text:p>
          </table:table-cell>
          <table:table-cell office:value-type="float" office:value="1.96812183454" calcext:value-type="float">
            <text:p>1.96812183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-0.629086000104" calcext:value-type="float">
            <text:p>-0.6290860001</text:p>
          </table:table-cell>
          <table:table-cell office:value-type="float" office:value="1.98700972489" calcext:value-type="float">
            <text:p>1.98700972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-0.623144105198" calcext:value-type="float">
            <text:p>-0.6231441052</text:p>
          </table:table-cell>
          <table:table-cell office:value-type="float" office:value="2.00595655094" calcext:value-type="float">
            <text:p>2.00595655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-0.617295910698" calcext:value-type="float">
            <text:p>-0.6172959107</text:p>
          </table:table-cell>
          <table:table-cell office:value-type="float" office:value="2.02496076571" calcext:value-type="float">
            <text:p>2.02496076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-0.611539748044" calcext:value-type="float">
            <text:p>-0.611539748</text:p>
          </table:table-cell>
          <table:table-cell office:value-type="float" office:value="2.04402085719" calcext:value-type="float">
            <text:p>2.0440208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-0.60587396825" calcext:value-type="float">
            <text:p>-0.6058739683</text:p>
          </table:table-cell>
          <table:table-cell office:value-type="float" office:value="2.06313534746" calcext:value-type="float">
            <text:p>2.06313534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-0.600296942788" calcext:value-type="float">
            <text:p>-0.6002969428</text:p>
          </table:table-cell>
          <table:table-cell office:value-type="float" office:value="2.08230279201" calcext:value-type="float">
            <text:p>2.082302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-0.594807064354" calcext:value-type="float">
            <text:p>-0.5948070644</text:p>
          </table:table-cell>
          <table:table-cell office:value-type="float" office:value="2.10152177893" calcext:value-type="float">
            <text:p>2.10152177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-0.589402747522" calcext:value-type="float">
            <text:p>-0.5894027475</text:p>
          </table:table-cell>
          <table:table-cell office:value-type="float" office:value="2.1207909282" calcext:value-type="float">
            <text:p>2.1207909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-0.584082429307" calcext:value-type="float">
            <text:p>-0.5840824293</text:p>
          </table:table-cell>
          <table:table-cell office:value-type="float" office:value="2.14010889094" calcext:value-type="float">
            <text:p>2.14010889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office:value-type="float" office:value="-0.578844569628" calcext:value-type="float">
            <text:p>-0.5788445696</text:p>
          </table:table-cell>
          <table:table-cell office:value-type="float" office:value="2.15947434871" calcext:value-type="float">
            <text:p>2.15947434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-0.573687651691" calcext:value-type="float">
            <text:p>-0.5736876517</text:p>
          </table:table-cell>
          <table:table-cell office:value-type="float" office:value="2.17888601283" calcext:value-type="float">
            <text:p>2.17888601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float" office:value="-0.568610182299" calcext:value-type="float">
            <text:p>-0.5686101823</text:p>
          </table:table-cell>
          <table:table-cell office:value-type="float" office:value="2.19834262367" calcext:value-type="float">
            <text:p>2.19834262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-0.563610692087" calcext:value-type="float">
            <text:p>-0.5636106921</text:p>
          </table:table-cell>
          <table:table-cell office:value-type="float" office:value="2.21784295002" calcext:value-type="float">
            <text:p>2.21784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-0.558687735692" calcext:value-type="float">
            <text:p>-0.5586877357</text:p>
          </table:table-cell>
          <table:table-cell office:value-type="float" office:value="2.23738578842" calcext:value-type="float">
            <text:p>2.2373857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-0.553839891873" calcext:value-type="float">
            <text:p>-0.5538398919</text:p>
          </table:table-cell>
          <table:table-cell office:value-type="float" office:value="2.25696996252" calcext:value-type="float">
            <text:p>2.25696996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-0.549065763565" calcext:value-type="float">
            <text:p>-0.5490657636</text:p>
          </table:table-cell>
          <table:table-cell office:value-type="float" office:value="2.27659432248" calcext:value-type="float">
            <text:p>2.27659432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-0.544363977896" calcext:value-type="float">
            <text:p>-0.5443639779</text:p>
          </table:table-cell>
          <table:table-cell office:value-type="float" office:value="2.29625774437" calcext:value-type="float">
            <text:p>2.29625774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office:value-type="float" office:value="-0.539733186157" calcext:value-type="float">
            <text:p>-0.5397331862</text:p>
          </table:table-cell>
          <table:table-cell office:value-type="float" office:value="2.31595912955" calcext:value-type="float">
            <text:p>2.31595912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-0.535172063727" calcext:value-type="float">
            <text:p>-0.5351720637</text:p>
          </table:table-cell>
          <table:table-cell office:value-type="float" office:value="2.33569740411" calcext:value-type="float">
            <text:p>2.33569740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 office:value-type="float" office:value="-0.530679309969" calcext:value-type="float">
            <text:p>-0.53067931</text:p>
          </table:table-cell>
          <table:table-cell office:value-type="float" office:value="2.35547151833" calcext:value-type="float">
            <text:p>2.35547151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-0.526253648092" calcext:value-type="float">
            <text:p>-0.5262536481</text:p>
          </table:table-cell>
          <table:table-cell office:value-type="float" office:value="2.3752804461" calcext:value-type="float">
            <text:p>2.37528044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-0.521893824982" calcext:value-type="float">
            <text:p>-0.521893825</text:p>
          </table:table-cell>
          <table:table-cell office:value-type="float" office:value="2.39512318438" calcext:value-type="float">
            <text:p>2.39512318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float" office:value="-0.51759861101" calcext:value-type="float">
            <text:p>-0.517598611</text:p>
          </table:table-cell>
          <table:table-cell office:value-type="float" office:value="2.41499875272" calcext:value-type="float">
            <text:p>2.41499875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float" office:value="-0.513366799813" calcext:value-type="float">
            <text:p>-0.5133667998</text:p>
          </table:table-cell>
          <table:table-cell office:value-type="float" office:value="2.43490619272" calcext:value-type="float">
            <text:p>2.43490619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-0.50919720806" calcext:value-type="float">
            <text:p>-0.5091972081</text:p>
          </table:table-cell>
          <table:table-cell office:value-type="float" office:value="2.45484456751" calcext:value-type="float">
            <text:p>2.45484456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office:value-type="float" office:value="-0.505088675196" calcext:value-type="float">
            <text:p>-0.5050886752</text:p>
          </table:table-cell>
          <table:table-cell office:value-type="float" office:value="2.47481296134" calcext:value-type="float">
            <text:p>2.47481296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-0.501040063169" calcext:value-type="float">
            <text:p>-0.5010400632</text:p>
          </table:table-cell>
          <table:table-cell office:value-type="float" office:value="2.49481047902" calcext:value-type="float">
            <text:p>2.4948104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-0.497050256148" calcext:value-type="float">
            <text:p>-0.4970502561</text:p>
          </table:table-cell>
          <table:table-cell office:value-type="float" office:value="2.51483624551" calcext:value-type="float">
            <text:p>2.51483624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-0.493118160227" calcext:value-type="float">
            <text:p>-0.4931181602</text:p>
          </table:table-cell>
          <table:table-cell office:value-type="float" office:value="2.53488940546" calcext:value-type="float">
            <text:p>2.53488940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office:value-type="float" office:value="-0.493118160227" calcext:value-type="float">
            <text:p>-0.4931181602</text:p>
          </table:table-cell>
          <table:table-cell office:value-type="float" office:value="2.53488940546" calcext:value-type="float">
            <text:p>2.53488940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-0.489242703113" calcext:value-type="float">
            <text:p>-0.4892427031</text:p>
          </table:table-cell>
          <table:table-cell office:value-type="float" office:value="2.55496912278" calcext:value-type="float">
            <text:p>2.55496912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float" office:value="-0.489242703113" calcext:value-type="float">
            <text:p>-0.4892427031</text:p>
          </table:table-cell>
          <table:table-cell office:value-type="float" office:value="2.55496912278" calcext:value-type="float">
            <text:p>2.55496912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-0.485422833817" calcext:value-type="float">
            <text:p>-0.4854228338</text:p>
          </table:table-cell>
          <table:table-cell office:value-type="float" office:value="2.57507458018" calcext:value-type="float">
            <text:p>2.57507458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-0.485422833817" calcext:value-type="float">
            <text:p>-0.4854228338</text:p>
          </table:table-cell>
          <table:table-cell office:value-type="float" office:value="2.57507458018" calcext:value-type="float">
            <text:p>2.57507458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-0.481657522324" calcext:value-type="float">
            <text:p>-0.4816575223</text:p>
          </table:table-cell>
          <table:table-cell office:value-type="float" office:value="2.59520497878" calcext:value-type="float">
            <text:p>2.5952049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-0.481657522324" calcext:value-type="float">
            <text:p>-0.4816575223</text:p>
          </table:table-cell>
          <table:table-cell office:value-type="float" office:value="2.59520497878" calcext:value-type="float">
            <text:p>2.5952049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float" office:value="-0.477945759269" calcext:value-type="float">
            <text:p>-0.4779457593</text:p>
          </table:table-cell>
          <table:table-cell office:value-type="float" office:value="2.61535953769" calcext:value-type="float">
            <text:p>2.615359537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-0.477945759269" calcext:value-type="float">
            <text:p>-0.4779457593</text:p>
          </table:table-cell>
          <table:table-cell office:value-type="float" office:value="2.61535953769" calcext:value-type="float">
            <text:p>2.615359537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-0.474286555599" calcext:value-type="float">
            <text:p>-0.4742865556</text:p>
          </table:table-cell>
          <table:table-cell office:value-type="float" office:value="2.63553749362" calcext:value-type="float">
            <text:p>2.6355374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-0.474286555599" calcext:value-type="float">
            <text:p>-0.4742865556</text:p>
          </table:table-cell>
          <table:table-cell office:value-type="float" office:value="2.63553749362" calcext:value-type="float">
            <text:p>2.6355374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-0.47067894224" calcext:value-type="float">
            <text:p>-0.4706789422</text:p>
          </table:table-cell>
          <table:table-cell office:value-type="float" office:value="2.65573810048" calcext:value-type="float">
            <text:p>2.65573810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-0.47067894224" calcext:value-type="float">
            <text:p>-0.4706789422</text:p>
          </table:table-cell>
          <table:table-cell office:value-type="float" office:value="2.65573810048" calcext:value-type="float">
            <text:p>2.65573810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-0.467121969751" calcext:value-type="float">
            <text:p>-0.4671219698</text:p>
          </table:table-cell>
          <table:table-cell office:value-type="float" office:value="2.67596062901" calcext:value-type="float">
            <text:p>2.6759606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-0.467121969751" calcext:value-type="float">
            <text:p>-0.4671219698</text:p>
          </table:table-cell>
          <table:table-cell office:value-type="float" office:value="2.67596062901" calcext:value-type="float">
            <text:p>2.6759606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-0.463614707984" calcext:value-type="float">
            <text:p>-0.463614708</text:p>
          </table:table-cell>
          <table:table-cell office:value-type="float" office:value="2.69620436641" calcext:value-type="float">
            <text:p>2.696204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office:value-type="float" office:value="-0.463614707984" calcext:value-type="float">
            <text:p>-0.463614708</text:p>
          </table:table-cell>
          <table:table-cell office:value-type="float" office:value="2.69620436641" calcext:value-type="float">
            <text:p>2.696204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4" calcext:value-type="float">
            <text:p>194</text:p>
          </table:table-cell>
          <table:table-cell office:value-type="float" office:value="-0.460156245741" calcext:value-type="float">
            <text:p>-0.4601562457</text:p>
          </table:table-cell>
          <table:table-cell office:value-type="float" office:value="2.71646861597" calcext:value-type="float">
            <text:p>2.7164686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float" office:value="-0.460156245741" calcext:value-type="float">
            <text:p>-0.4601562457</text:p>
          </table:table-cell>
          <table:table-cell office:value-type="float" office:value="2.71646861597" calcext:value-type="float">
            <text:p>2.7164686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float" office:value="-0.456745690431" calcext:value-type="float">
            <text:p>-0.4567456904</text:p>
          </table:table-cell>
          <table:table-cell office:value-type="float" office:value="2.73675269671" calcext:value-type="float">
            <text:p>2.73675269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7" calcext:value-type="float">
            <text:p>197</text:p>
          </table:table-cell>
          <table:table-cell office:value-type="float" office:value="-0.456745690431" calcext:value-type="float">
            <text:p>-0.4567456904</text:p>
          </table:table-cell>
          <table:table-cell office:value-type="float" office:value="2.73675269671" calcext:value-type="float">
            <text:p>2.73675269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54310344828" calcext:value-type="float">
            <text:p>0.75431034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-0.453382167722" calcext:value-type="float">
            <text:p>-0.4533821677</text:p>
          </table:table-cell>
          <table:table-cell office:value-type="float" office:value="2.75705594307" calcext:value-type="float">
            <text:p>2.7570559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float" office:value="-0.453382167722" calcext:value-type="float">
            <text:p>-0.4533821677</text:p>
          </table:table-cell>
          <table:table-cell office:value-type="float" office:value="2.75705594307" calcext:value-type="float">
            <text:p>2.7570559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072961373" calcext:value-type="float">
            <text:p>0.751072961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-0.450064821204" calcext:value-type="float">
            <text:p>-0.4500648212</text:p>
          </table:table-cell>
          <table:table-cell office:value-type="float" office:value="2.77737770452" calcext:value-type="float">
            <text:p>2.77737770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-0.450064821204" calcext:value-type="float">
            <text:p>-0.4500648212</text:p>
          </table:table-cell>
          <table:table-cell office:value-type="float" office:value="2.77737770452" calcext:value-type="float">
            <text:p>2.77737770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-0.446792812044" calcext:value-type="float">
            <text:p>-0.446792812</text:p>
          </table:table-cell>
          <table:table-cell office:value-type="float" office:value="2.79771734528" calcext:value-type="float">
            <text:p>2.79771734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office:value-type="float" office:value="-0.443565318647" calcext:value-type="float">
            <text:p>-0.4435653186</text:p>
          </table:table-cell>
          <table:table-cell office:value-type="float" office:value="2.81807424397" calcext:value-type="float">
            <text:p>2.8180742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  <table:table-cell office:value-type="float" office:value="-0.440381536324" calcext:value-type="float">
            <text:p>-0.4403815363</text:p>
          </table:table-cell>
          <table:table-cell office:value-type="float" office:value="2.83844779333" calcext:value-type="float">
            <text:p>2.83844779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6033755274" calcext:value-type="float">
            <text:p>1.160337552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-0.437240676951" calcext:value-type="float">
            <text:p>-0.437240677</text:p>
          </table:table-cell>
          <table:table-cell office:value-type="float" office:value="2.85883739984" calcext:value-type="float">
            <text:p>2.85883739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8" calcext:value-type="float">
            <text:p>1.38</text:p>
          </table:table-cell>
          <table:table-cell office:value-type="float" office:value="1.15546218487" calcext:value-type="float">
            <text:p>1.155462184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-0.434141968643" calcext:value-type="float">
            <text:p>-0.4341419686</text:p>
          </table:table-cell>
          <table:table-cell office:value-type="float" office:value="2.87924248353" calcext:value-type="float">
            <text:p>2.87924248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9" calcext:value-type="float">
            <text:p>1.39</text:p>
          </table:table-cell>
          <table:table-cell office:value-type="float" office:value="1.15062761506" calcext:value-type="float">
            <text:p>1.15062761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7" calcext:value-type="float">
            <text:p>207</text:p>
          </table:table-cell>
          <table:table-cell office:value-type="float" office:value="-0.431084655428" calcext:value-type="float">
            <text:p>-0.4310846554</text:p>
          </table:table-cell>
          <table:table-cell office:value-type="float" office:value="2.89966247757" calcext:value-type="float">
            <text:p>2.8996624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8" calcext:value-type="float">
            <text:p>208</text:p>
          </table:table-cell>
          <table:table-cell office:value-type="float" office:value="-0.428067996917" calcext:value-type="float">
            <text:p>-0.4280679969</text:p>
          </table:table-cell>
          <table:table-cell office:value-type="float" office:value="2.92009682808" calcext:value-type="float">
            <text:p>2.92009682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1" calcext:value-type="float">
            <text:p>1.41</text:p>
          </table:table-cell>
          <table:table-cell office:value-type="float" office:value="1.14107883817" calcext:value-type="float">
            <text:p>1.14107883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float" office:value="-0.425091267991" calcext:value-type="float">
            <text:p>-0.425091268</text:p>
          </table:table-cell>
          <table:table-cell office:value-type="float" office:value="2.9405449938" calcext:value-type="float">
            <text:p>2.940544993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2" calcext:value-type="float">
            <text:p>1.4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office:value-type="float" office:value="-0.422153758484" calcext:value-type="float">
            <text:p>-0.4221537585</text:p>
          </table:table-cell>
          <table:table-cell office:value-type="float" office:value="2.96100644583" calcext:value-type="float">
            <text:p>2.96100644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3" calcext:value-type="float">
            <text:p>1.43</text:p>
          </table:table-cell>
          <table:table-cell office:value-type="float" office:value="1.1316872428" calcext:value-type="float">
            <text:p>1.13168724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-0.419254772868" calcext:value-type="float">
            <text:p>-0.4192547729</text:p>
          </table:table-cell>
          <table:table-cell office:value-type="float" office:value="2.98148066735" calcext:value-type="float">
            <text:p>2.98148066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1.12704918033" calcext:value-type="float">
            <text:p>1.127049180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-0.416393629951" calcext:value-type="float">
            <text:p>-0.41639363</text:p>
          </table:table-cell>
          <table:table-cell office:value-type="float" office:value="3.0019671534" calcext:value-type="float">
            <text:p>3.00196715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-0.413569662576" calcext:value-type="float">
            <text:p>-0.4135696626</text:p>
          </table:table-cell>
          <table:table-cell office:value-type="float" office:value="3.02246541058" calcext:value-type="float">
            <text:p>3.02246541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6" calcext:value-type="float">
            <text:p>1.46</text:p>
          </table:table-cell>
          <table:table-cell office:value-type="float" office:value="1.11788617886" calcext:value-type="float">
            <text:p>1.117886178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  <table:table-cell office:value-type="float" office:value="-0.410782217318" calcext:value-type="float">
            <text:p>-0.4107822173</text:p>
          </table:table-cell>
          <table:table-cell office:value-type="float" office:value="3.0429749568" calcext:value-type="float">
            <text:p>3.04297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7" calcext:value-type="float">
            <text:p>1.47</text:p>
          </table:table-cell>
          <table:table-cell office:value-type="float" office:value="1.11336032389" calcext:value-type="float">
            <text:p>1.11336032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  <table:table-cell office:value-type="float" office:value="-0.408030654198" calcext:value-type="float">
            <text:p>-0.4080306542</text:p>
          </table:table-cell>
          <table:table-cell office:value-type="float" office:value="3.0634953211" calcext:value-type="float">
            <text:p>3.06349532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0887096774" calcext:value-type="float">
            <text:p>1.108870967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-0.405314346392" calcext:value-type="float">
            <text:p>-0.4053143464</text:p>
          </table:table-cell>
          <table:table-cell office:value-type="float" office:value="3.08402604331" calcext:value-type="float">
            <text:p>3.0840260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9" calcext:value-type="float">
            <text:p>1.49</text:p>
          </table:table-cell>
          <table:table-cell office:value-type="float" office:value="1.10441767068" calcext:value-type="float">
            <text:p>1.10441767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7" calcext:value-type="float">
            <text:p>217</text:p>
          </table:table-cell>
          <table:table-cell office:value-type="float" office:value="-0.402632679948" calcext:value-type="float">
            <text:p>-0.4026326799</text:p>
          </table:table-cell>
          <table:table-cell office:value-type="float" office:value="3.10456667393" calcext:value-type="float">
            <text:p>3.10456667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8" calcext:value-type="float">
            <text:p>218</text:p>
          </table:table-cell>
          <table:table-cell office:value-type="float" office:value="-0.239467365176" calcext:value-type="float">
            <text:p>-0.2394673652</text:p>
          </table:table-cell>
          <table:table-cell office:value-type="float" office:value="5.21991795869" calcext:value-type="float">
            <text:p>5.21991795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-1.66297782135" calcext:value-type="float">
            <text:p>-1.6629778214</text:p>
          </table:table-cell>
          <table:table-cell office:value-type="float" office:value="0.751663662588" calcext:value-type="float">
            <text:p>0.7516636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-2.06283142912" calcext:value-type="float">
            <text:p>-2.0628314291</text:p>
          </table:table-cell>
          <table:table-cell office:value-type="float" office:value="0.605963232068" calcext:value-type="float">
            <text:p>0.6059632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-2.32989441987" calcext:value-type="float">
            <text:p>-2.3298944199</text:p>
          </table:table-cell>
          <table:table-cell office:value-type="float" office:value="0.53650499754" calcext:value-type="float">
            <text:p>0.5365049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float" office:value="-2.51412491073" calcext:value-type="float">
            <text:p>-2.5141249107</text:p>
          </table:table-cell>
          <table:table-cell office:value-type="float" office:value="0.49719088923" calcext:value-type="float">
            <text:p>0.49719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-2.64649529089" calcext:value-type="float">
            <text:p>-2.6464952909</text:p>
          </table:table-cell>
          <table:table-cell office:value-type="float" office:value="0.472322775068" calcext:value-type="float">
            <text:p>0.4723227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-2.74527989933" calcext:value-type="float">
            <text:p>-2.7452798993</text:p>
          </table:table-cell>
          <table:table-cell office:value-type="float" office:value="0.455326977882" calcext:value-type="float">
            <text:p>0.45532697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-2.82143052194" calcext:value-type="float">
            <text:p>-2.8214305219</text:p>
          </table:table-cell>
          <table:table-cell office:value-type="float" office:value="0.443037668402" calcext:value-type="float">
            <text:p>0.44303766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-2.88174474212" calcext:value-type="float">
            <text:p>-2.8817447421</text:p>
          </table:table-cell>
          <table:table-cell office:value-type="float" office:value="0.433764997202" calcext:value-type="float">
            <text:p>0.43376499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-2.93060613202" calcext:value-type="float">
            <text:p>-2.930606132</text:p>
          </table:table-cell>
          <table:table-cell office:value-type="float" office:value="0.426532923118" calcext:value-type="float">
            <text:p>0.42653292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-2.97094514148" calcext:value-type="float">
            <text:p>-2.9709451415</text:p>
          </table:table-cell>
          <table:table-cell office:value-type="float" office:value="0.420741528529" calcext:value-type="float">
            <text:p>0.42074152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-3.01240766848" calcext:value-type="float">
            <text:p>-3.0124076685</text:p>
          </table:table-cell>
          <table:table-cell office:value-type="float" office:value="0.414950477348" calcext:value-type="float">
            <text:p>0.41495047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-3.01240766848" calcext:value-type="float">
            <text:p>-3.0124076685</text:p>
          </table:table-cell>
          <table:table-cell office:value-type="float" office:value="0.414950477348" calcext:value-type="float">
            <text:p>0.41495047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-3.1994442272" calcext:value-type="float">
            <text:p>-3.1994442272</text:p>
          </table:table-cell>
          <table:table-cell office:value-type="float" office:value="0.390692855144" calcext:value-type="float">
            <text:p>0.39069285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-2.78531369963" calcext:value-type="float">
            <text:p>-2.7853136996</text:p>
          </table:table-cell>
          <table:table-cell office:value-type="float" office:value="0.448782483699" calcext:value-type="float">
            <text:p>0.4487824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-2.69268090889" calcext:value-type="float">
            <text:p>-2.6926809089</text:p>
          </table:table-cell>
          <table:table-cell office:value-type="float" office:value="0.464221362387" calcext:value-type="float">
            <text:p>0.46422136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float" office:value="-2.64720687997" calcext:value-type="float">
            <text:p>-2.64720688</text:p>
          </table:table-cell>
          <table:table-cell office:value-type="float" office:value="0.472195811161" calcext:value-type="float">
            <text:p>0.47219581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-2.61978544626" calcext:value-type="float">
            <text:p>-2.6197854463</text:p>
          </table:table-cell>
          <table:table-cell office:value-type="float" office:value="0.47713830985" calcext:value-type="float">
            <text:p>0.47713830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-2.60136564399" calcext:value-type="float">
            <text:p>-2.601365644</text:p>
          </table:table-cell>
          <table:table-cell office:value-type="float" office:value="0.48051684041" calcext:value-type="float">
            <text:p>0.480516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-2.5881156298" calcext:value-type="float">
            <text:p>-2.5881156298</text:p>
          </table:table-cell>
          <table:table-cell office:value-type="float" office:value="0.482976875378" calcext:value-type="float">
            <text:p>0.48297687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-2.57811770082" calcext:value-type="float">
            <text:p>-2.5781177008</text:p>
          </table:table-cell>
          <table:table-cell office:value-type="float" office:value="0.484849857554" calcext:value-type="float">
            <text:p>0.48484985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-2.53694022622" calcext:value-type="float">
            <text:p>-2.5369402262</text:p>
          </table:table-cell>
          <table:table-cell office:value-type="float" office:value="0.492719531616" calcext:value-type="float">
            <text:p>0.4927195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float" office:value="-0.121298384496" calcext:value-type="float">
            <text:p>-0.1212983845</text:p>
          </table:table-cell>
          <table:table-cell office:value-type="float" office:value="10.3051661009" calcext:value-type="float">
            <text:p>10.30516610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4" calcext:value-type="float">
            <text:p>244</text:p>
          </table:table-cell>
          <table:table-cell office:value-type="float" office:value="-0.121298384496" calcext:value-type="float">
            <text:p>-0.1212983845</text:p>
          </table:table-cell>
          <table:table-cell office:value-type="float" office:value="10.3051661009" calcext:value-type="float">
            <text:p>10.30516610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-0.583045849629" calcext:value-type="float">
            <text:p>-0.5830458496</text:p>
          </table:table-cell>
          <table:table-cell office:value-type="float" office:value="2.14391372616" calcext:value-type="float">
            <text:p>2.1439137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6" calcext:value-type="float">
            <text:p>246</text:p>
          </table:table-cell>
          <table:table-cell office:value-type="float" office:value="-0.583045849629" calcext:value-type="float">
            <text:p>-0.5830458496</text:p>
          </table:table-cell>
          <table:table-cell office:value-type="float" office:value="2.14391372616" calcext:value-type="float">
            <text:p>2.1439137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7" calcext:value-type="float">
            <text:p>247</text:p>
          </table:table-cell>
          <table:table-cell office:value-type="float" office:value="-0.63778824077" calcext:value-type="float">
            <text:p>-0.6377882408</text:p>
          </table:table-cell>
          <table:table-cell office:value-type="float" office:value="1.9598981607" calcext:value-type="float">
            <text:p>1.95989816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office:value-type="float" office:value="-0.63778824077" calcext:value-type="float">
            <text:p>-0.6377882408</text:p>
          </table:table-cell>
          <table:table-cell office:value-type="float" office:value="1.9598981607" calcext:value-type="float">
            <text:p>1.95989816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office:value-type="float" office:value="-0.667992621666" calcext:value-type="float">
            <text:p>-0.6679926217</text:p>
          </table:table-cell>
          <table:table-cell office:value-type="float" office:value="1.87127815406" calcext:value-type="float">
            <text:p>1.8712781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-0.667992621666" calcext:value-type="float">
            <text:p>-0.6679926217</text:p>
          </table:table-cell>
          <table:table-cell office:value-type="float" office:value="1.87127815406" calcext:value-type="float">
            <text:p>1.8712781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1" calcext:value-type="float">
            <text:p>251</text:p>
          </table:table-cell>
          <table:table-cell office:value-type="float" office:value="-0.687007432459" calcext:value-type="float">
            <text:p>-0.6870074325</text:p>
          </table:table-cell>
          <table:table-cell office:value-type="float" office:value="1.81948541011" calcext:value-type="float">
            <text:p>1.81948541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-0.687007432459" calcext:value-type="float">
            <text:p>-0.6870074325</text:p>
          </table:table-cell>
          <table:table-cell office:value-type="float" office:value="1.81948541011" calcext:value-type="float">
            <text:p>1.81948541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3" calcext:value-type="float">
            <text:p>253</text:p>
          </table:table-cell>
          <table:table-cell office:value-type="float" office:value="-0.700045927411" calcext:value-type="float">
            <text:p>-0.7000459274</text:p>
          </table:table-cell>
          <table:table-cell office:value-type="float" office:value="1.78559713164" calcext:value-type="float">
            <text:p>1.7855971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-0.700045927411" calcext:value-type="float">
            <text:p>-0.7000459274</text:p>
          </table:table-cell>
          <table:table-cell office:value-type="float" office:value="1.78559713164" calcext:value-type="float">
            <text:p>1.7855971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-0.709532106719" calcext:value-type="float">
            <text:p>-0.7095321067</text:p>
          </table:table-cell>
          <table:table-cell office:value-type="float" office:value="1.76172436478" calcext:value-type="float">
            <text:p>1.76172436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-0.709532106719" calcext:value-type="float">
            <text:p>-0.7095321067</text:p>
          </table:table-cell>
          <table:table-cell office:value-type="float" office:value="1.76172436478" calcext:value-type="float">
            <text:p>1.76172436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-0.716739371169" calcext:value-type="float">
            <text:p>-0.7167393712</text:p>
          </table:table-cell>
          <table:table-cell office:value-type="float" office:value="1.74400912003" calcext:value-type="float">
            <text:p>1.744009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8" calcext:value-type="float">
            <text:p>258</text:p>
          </table:table-cell>
          <table:table-cell office:value-type="float" office:value="-0.716739371169" calcext:value-type="float">
            <text:p>-0.7167393712</text:p>
          </table:table-cell>
          <table:table-cell office:value-type="float" office:value="1.74400912003" calcext:value-type="float">
            <text:p>1.744009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-0.722398956277" calcext:value-type="float">
            <text:p>-0.7223989563</text:p>
          </table:table-cell>
          <table:table-cell office:value-type="float" office:value="1.73034580011" calcext:value-type="float">
            <text:p>1.7303458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float" office:value="-0.722398956277" calcext:value-type="float">
            <text:p>-0.7223989563</text:p>
          </table:table-cell>
          <table:table-cell office:value-type="float" office:value="1.73034580011" calcext:value-type="float">
            <text:p>1.7303458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1" calcext:value-type="float">
            <text:p>261</text:p>
          </table:table-cell>
          <table:table-cell office:value-type="float" office:value="-0.726960104194" calcext:value-type="float">
            <text:p>-0.7269601042</text:p>
          </table:table-cell>
          <table:table-cell office:value-type="float" office:value="1.71948913398" calcext:value-type="float">
            <text:p>1.7194891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float" office:value="-0.726960104194" calcext:value-type="float">
            <text:p>-0.7269601042</text:p>
          </table:table-cell>
          <table:table-cell office:value-type="float" office:value="1.71948913398" calcext:value-type="float">
            <text:p>1.7194891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float" office:value="-0.730713811626" calcext:value-type="float">
            <text:p>-0.7307138116</text:p>
          </table:table-cell>
          <table:table-cell office:value-type="float" office:value="1.71065604634" calcext:value-type="float">
            <text:p>1.71065604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office:value-type="float" office:value="-0.730713811626" calcext:value-type="float">
            <text:p>-0.7307138116</text:p>
          </table:table-cell>
          <table:table-cell office:value-type="float" office:value="1.71065604634" calcext:value-type="float">
            <text:p>1.71065604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15189873" calcext:value-type="float">
            <text:p>1.14715189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float" office:value="-1.22647098574" calcext:value-type="float">
            <text:p>-1.2264709857</text:p>
          </table:table-cell>
          <table:table-cell office:value-type="float" office:value="1.01918432195" calcext:value-type="float">
            <text:p>1.0191843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43195266" calcext:value-type="float">
            <text:p>1.18343195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float" office:value="-1.14182776379" calcext:value-type="float">
            <text:p>-1.1418277638</text:p>
          </table:table-cell>
          <table:table-cell office:value-type="float" office:value="1.09473603607" calcext:value-type="float">
            <text:p>1.09473603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office:value-type="float" office:value="-1.06668179199" calcext:value-type="float">
            <text:p>-1.066681792</text:p>
          </table:table-cell>
          <table:table-cell office:value-type="float" office:value="1.17185838306" calcext:value-type="float">
            <text:p>1.171858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45549738" calcext:value-type="float">
            <text:p>1.2434554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-0.999225454785" calcext:value-type="float">
            <text:p>-0.9992254548</text:p>
          </table:table-cell>
          <table:table-cell office:value-type="float" office:value="1.250968932" calcext:value-type="float">
            <text:p>1.2509689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6856435644" calcext:value-type="float">
            <text:p>1.26856435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-0.938137642874" calcext:value-type="float">
            <text:p>-0.9381376429</text:p>
          </table:table-cell>
          <table:table-cell office:value-type="float" office:value="1.33242707986" calcext:value-type="float">
            <text:p>1.33242707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9107981221" calcext:value-type="float">
            <text:p>1.29107981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-0.882420903071" calcext:value-type="float">
            <text:p>-0.8824209031</text:p>
          </table:table-cell>
          <table:table-cell office:value-type="float" office:value="1.41655755847" calcext:value-type="float">
            <text:p>1.41655755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1138392857" calcext:value-type="float">
            <text:p>1.31138392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-0.831302095544" calcext:value-type="float">
            <text:p>-0.8313020955</text:p>
          </table:table-cell>
          <table:table-cell office:value-type="float" office:value="1.5036651618" calcext:value-type="float">
            <text:p>1.5036651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2978723404" calcext:value-type="float">
            <text:p>1.3297872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-0.784168805277" calcext:value-type="float">
            <text:p>-0.7841688053</text:p>
          </table:table-cell>
          <table:table-cell office:value-type="float" office:value="1.59404453682" calcext:value-type="float">
            <text:p>1.59404453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4654471545" calcext:value-type="float">
            <text:p>1.34654471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3" calcext:value-type="float">
            <text:p>273</text:p>
          </table:table-cell>
          <table:table-cell office:value-type="float" office:value="-0.740527005861" calcext:value-type="float">
            <text:p>-0.7405270059</text:p>
          </table:table-cell>
          <table:table-cell office:value-type="float" office:value="1.68798705531" calcext:value-type="float">
            <text:p>1.68798705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6186770428" calcext:value-type="float">
            <text:p>1.36186770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-0.699971932169" calcext:value-type="float">
            <text:p>-0.6999719322</text:p>
          </table:table-cell>
          <table:table-cell office:value-type="float" office:value="1.7857858902" calcext:value-type="float">
            <text:p>1.78578589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7593283582" calcext:value-type="float">
            <text:p>1.3759328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float" office:value="-0.662167475453" calcext:value-type="float">
            <text:p>-0.6621674755</text:p>
          </table:table-cell>
          <table:table-cell office:value-type="float" office:value="1.88773995452" calcext:value-type="float">
            <text:p>1.8877399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float" office:value="-0.62683125484" calcext:value-type="float">
            <text:p>-0.6268312548</text:p>
          </table:table-cell>
          <table:table-cell office:value-type="float" office:value="1.99415710424" calcext:value-type="float">
            <text:p>1.9941571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0086206897" calcext:value-type="float">
            <text:p>1.4008620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7" calcext:value-type="float">
            <text:p>277</text:p>
          </table:table-cell>
          <table:table-cell office:value-type="float" office:value="-0.593723574648" calcext:value-type="float">
            <text:p>-0.5937235746</text:p>
          </table:table-cell>
          <table:table-cell office:value-type="float" office:value="2.10535685861" calcext:value-type="float">
            <text:p>2.10535685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1196013289" calcext:value-type="float">
            <text:p>1.411960132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78" calcext:value-type="float">
            <text:p>278</text:p>
          </table:table-cell>
          <table:table-cell office:value-type="float" office:value="-0.562639106077" calcext:value-type="float">
            <text:p>-0.5626391061</text:p>
          </table:table-cell>
          <table:table-cell office:value-type="float" office:value="2.22167280322" calcext:value-type="float">
            <text:p>2.22167280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2227564103" calcext:value-type="float">
            <text:p>1.42227564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9" calcext:value-type="float">
            <text:p>279</text:p>
          </table:table-cell>
          <table:table-cell office:value-type="float" office:value="-0.533400519462" calcext:value-type="float">
            <text:p>-0.5334005195</text:p>
          </table:table-cell>
          <table:table-cell office:value-type="float" office:value="2.34345478565" calcext:value-type="float">
            <text:p>2.34345478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3188854489" calcext:value-type="float">
            <text:p>1.43188854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80" calcext:value-type="float">
            <text:p>280</text:p>
          </table:table-cell>
          <table:table-cell office:value-type="float" office:value="-0.505853539318" calcext:value-type="float">
            <text:p>-0.5058535393</text:p>
          </table:table-cell>
          <table:table-cell office:value-type="float" office:value="2.47107097775" calcext:value-type="float">
            <text:p>2.4710709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4086826347" calcext:value-type="float">
            <text:p>1.440868263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-0.479863054577" calcext:value-type="float">
            <text:p>-0.4798630546</text:p>
          </table:table-cell>
          <table:table-cell office:value-type="float" office:value="2.60490985517" calcext:value-type="float">
            <text:p>2.60490985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1" calcext:value-type="float">
            <text:p>28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-1.22848241505" calcext:value-type="float">
            <text:p>-1.2284824151</text:p>
          </table:table-cell>
          <table:table-cell office:value-type="float" office:value="1.01751558238" calcext:value-type="float">
            <text:p>1.0175155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office:value-type="float" office:value="-1.19879445755" calcext:value-type="float">
            <text:p>-1.1987944576</text:p>
          </table:table-cell>
          <table:table-cell office:value-type="float" office:value="1.04271419686" calcext:value-type="float">
            <text:p>1.042714196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-1.14214656149" calcext:value-type="float">
            <text:p>-1.1421465615</text:p>
          </table:table-cell>
          <table:table-cell office:value-type="float" office:value="1.09443047167" calcext:value-type="float">
            <text:p>1.09443047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-1.11513065078" calcext:value-type="float">
            <text:p>-1.1151306508</text:p>
          </table:table-cell>
          <table:table-cell office:value-type="float" office:value="1.12094488581" calcext:value-type="float">
            <text:p>1.12094488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float" office:value="-1.08894978068" calcext:value-type="float">
            <text:p>-1.0889497807</text:p>
          </table:table-cell>
          <table:table-cell office:value-type="float" office:value="1.1478949922" calcext:value-type="float">
            <text:p>1.14789499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float" office:value="-1.06357664859" calcext:value-type="float">
            <text:p>-1.0635766486</text:p>
          </table:table-cell>
          <table:table-cell office:value-type="float" office:value="1.17527965817" calcext:value-type="float">
            <text:p>1.17527965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-1.01514679633" calcext:value-type="float">
            <text:p>-1.0151467963</text:p>
          </table:table-cell>
          <table:table-cell office:value-type="float" office:value="1.23134900737" calcext:value-type="float">
            <text:p>1.2313490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2" calcext:value-type="float">
            <text:p>292</text:p>
          </table:table-cell>
          <table:table-cell office:value-type="float" office:value="-0.992038090086" calcext:value-type="float">
            <text:p>-0.9920380901</text:p>
          </table:table-cell>
          <table:table-cell office:value-type="float" office:value="1.26003226337" calcext:value-type="float">
            <text:p>1.26003226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3" calcext:value-type="float">
            <text:p>293</text:p>
          </table:table-cell>
          <table:table-cell office:value-type="float" office:value="-0.969633254524" calcext:value-type="float">
            <text:p>-0.9696332545</text:p>
          </table:table-cell>
          <table:table-cell office:value-type="float" office:value="1.28914720506" calcext:value-type="float">
            <text:p>1.2891472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4" calcext:value-type="float">
            <text:p>294</text:p>
          </table:table-cell>
          <table:table-cell office:value-type="float" office:value="-0.947907925114" calcext:value-type="float">
            <text:p>-0.9479079251</text:p>
          </table:table-cell>
          <table:table-cell office:value-type="float" office:value="1.31869347948" calcext:value-type="float">
            <text:p>1.31869347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5" calcext:value-type="float">
            <text:p>295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office:value-type="float" office:value="-0.906401862134" calcext:value-type="float">
            <text:p>-0.9064018621</text:p>
          </table:table-cell>
          <table:table-cell office:value-type="float" office:value="1.37907924975" calcext:value-type="float">
            <text:p>1.379079249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-0.886575972859" calcext:value-type="float">
            <text:p>-0.8865759729</text:p>
          </table:table-cell>
          <table:table-cell office:value-type="float" office:value="1.40991865138" calcext:value-type="float">
            <text:p>1.409918651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-0.867339288123" calcext:value-type="float">
            <text:p>-0.8673392881</text:p>
          </table:table-cell>
          <table:table-cell office:value-type="float" office:value="1.44118918296" calcext:value-type="float">
            <text:p>1.441189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float" office:value="-0.84867104836" calcext:value-type="float">
            <text:p>-0.8486710484</text:p>
          </table:table-cell>
          <table:table-cell office:value-type="float" office:value="1.47289105999" calcext:value-type="float">
            <text:p>1.4728910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office:value-type="float" office:value="-0.812960449683" calcext:value-type="float">
            <text:p>-0.8129604497</text:p>
          </table:table-cell>
          <table:table-cell office:value-type="float" office:value="1.53759017488" calcext:value-type="float">
            <text:p>1.537590174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office:value-type="float" office:value="-0.795880122337" calcext:value-type="float">
            <text:p>-0.7958801223</text:p>
          </table:table-cell>
          <table:table-cell office:value-type="float" office:value="1.57058828952" calcext:value-type="float">
            <text:p>1.57058828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-0.779292275178" calcext:value-type="float">
            <text:p>-0.7792922752</text:p>
          </table:table-cell>
          <table:table-cell office:value-type="float" office:value="1.60401949283" calcext:value-type="float">
            <text:p>1.60401949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4" calcext:value-type="float">
            <text:p>304</text:p>
          </table:table-cell>
          <table:table-cell office:value-type="float" office:value="-0.763179616598" calcext:value-type="float">
            <text:p>-0.7631796166</text:p>
          </table:table-cell>
          <table:table-cell office:value-type="float" office:value="1.63788441517" calcext:value-type="float">
            <text:p>1.6378844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5" calcext:value-type="float">
            <text:p>305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float" office:value="-0.732313911233" calcext:value-type="float">
            <text:p>-0.7323139112</text:p>
          </table:table-cell>
          <table:table-cell office:value-type="float" office:value="1.70691827757" calcext:value-type="float">
            <text:p>1.7069182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7" calcext:value-type="float">
            <text:p>307</text:p>
          </table:table-cell>
          <table:table-cell office:value-type="float" office:value="-0.717529436993" calcext:value-type="float">
            <text:p>-0.717529437</text:p>
          </table:table-cell>
          <table:table-cell office:value-type="float" office:value="1.74208880578" calcext:value-type="float">
            <text:p>1.74208880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float" office:value="-0.703157257422" calcext:value-type="float">
            <text:p>-0.7031572574</text:p>
          </table:table-cell>
          <table:table-cell office:value-type="float" office:value="1.77769622201" calcext:value-type="float">
            <text:p>1.7776962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9" calcext:value-type="float">
            <text:p>309</text:p>
          </table:table-cell>
          <table:table-cell office:value-type="float" office:value="-0.689183120119" calcext:value-type="float">
            <text:p>-0.6891831201</text:p>
          </table:table-cell>
          <table:table-cell office:value-type="float" office:value="1.81374146219" calcext:value-type="float">
            <text:p>1.81374146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0" calcext:value-type="float">
            <text:p>310</text:p>
          </table:table-cell>
          <table:table-cell office:value-type="float" office:value="-0.675593321502" calcext:value-type="float">
            <text:p>-0.6755933215</text:p>
          </table:table-cell>
          <table:table-cell office:value-type="float" office:value="1.85022551321" calcext:value-type="float">
            <text:p>1.8502255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office:value-type="float" office:value="-0.662374687075" calcext:value-type="float">
            <text:p>-0.6623746871</text:p>
          </table:table-cell>
          <table:table-cell office:value-type="float" office:value="1.88714941013" calcext:value-type="float">
            <text:p>1.88714941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office:value-type="float" office:value="-0.649514551922" calcext:value-type="float">
            <text:p>-0.6495145519</text:p>
          </table:table-cell>
          <table:table-cell office:value-type="float" office:value="1.92451423344" calcext:value-type="float">
            <text:p>1.92451423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office:value-type="float" office:value="-0.637000741518" calcext:value-type="float">
            <text:p>-0.6370007415</text:p>
          </table:table-cell>
          <table:table-cell office:value-type="float" office:value="1.9623211066" calcext:value-type="float">
            <text:p>1.962321106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  <table:table-cell office:value-type="float" office:value="-0.624821552934" calcext:value-type="float">
            <text:p>-0.6248215529</text:p>
          </table:table-cell>
          <table:table-cell office:value-type="float" office:value="2.0005711937" calcext:value-type="float">
            <text:p>2.00057119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float" office:value="-0.612965736483" calcext:value-type="float">
            <text:p>-0.6129657365</text:p>
          </table:table-cell>
          <table:table-cell office:value-type="float" office:value="2.03926569725" calcext:value-type="float">
            <text:p>2.039265697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6" calcext:value-type="float">
            <text:p>316</text:p>
          </table:table-cell>
          <table:table-cell office:value-type="float" office:value="-0.601422477848" calcext:value-type="float">
            <text:p>-0.6014224778</text:p>
          </table:table-cell>
          <table:table-cell office:value-type="float" office:value="2.07840585618" calcext:value-type="float">
            <text:p>2.07840585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7" calcext:value-type="float">
            <text:p>317</text:p>
          </table:table-cell>
          <table:table-cell office:value-type="float" office:value="-0.590181380727" calcext:value-type="float">
            <text:p>-0.5901813807</text:p>
          </table:table-cell>
          <table:table-cell office:value-type="float" office:value="2.1179929439" calcext:value-type="float">
            <text:p>2.117992943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office:value-type="float" office:value="-0.579232450015" calcext:value-type="float">
            <text:p>-0.57923245</text:p>
          </table:table-cell>
          <table:table-cell office:value-type="float" office:value="2.15802826649" calcext:value-type="float">
            <text:p>2.15802826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9" calcext:value-type="float">
            <text:p>319</text:p>
          </table:table-cell>
          <table:table-cell office:value-type="float" office:value="-0.568566075536" calcext:value-type="float">
            <text:p>-0.5685660755</text:p>
          </table:table-cell>
          <table:table-cell office:value-type="float" office:value="2.19851316106" calcext:value-type="float">
            <text:p>2.1985131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-0.558173016332" calcext:value-type="float">
            <text:p>-0.5581730163</text:p>
          </table:table-cell>
          <table:table-cell office:value-type="float" office:value="2.23944899417" calcext:value-type="float">
            <text:p>2.23944899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float" office:value="-0.548044385517" calcext:value-type="float">
            <text:p>-0.5480443855</text:p>
          </table:table-cell>
          <table:table-cell office:value-type="float" office:value="2.28083716034" calcext:value-type="float">
            <text:p>2.280837160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-0.538171635683" calcext:value-type="float">
            <text:p>-0.5381716357</text:p>
          </table:table-cell>
          <table:table-cell office:value-type="float" office:value="2.32267908065" calcext:value-type="float">
            <text:p>2.32267908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office:value-type="float" office:value="-0.52854654487" calcext:value-type="float">
            <text:p>-0.5285465449</text:p>
          </table:table-cell>
          <table:table-cell office:value-type="float" office:value="2.3649762015" calcext:value-type="float">
            <text:p>2.36497620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-0.51916120307" calcext:value-type="float">
            <text:p>-0.5191612031</text:p>
          </table:table-cell>
          <table:table-cell office:value-type="float" office:value="2.40772999332" calcext:value-type="float">
            <text:p>2.4077299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office:value-type="float" office:value="-0.50107960905" calcext:value-type="float">
            <text:p>-0.5010796091</text:p>
          </table:table-cell>
          <table:table-cell office:value-type="float" office:value="2.49461358519" calcext:value-type="float">
            <text:p>2.49461358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-0.4923689826" calcext:value-type="float">
            <text:p>-0.4923689826</text:p>
          </table:table-cell>
          <table:table-cell office:value-type="float" office:value="2.53874643646" calcext:value-type="float">
            <text:p>2.5387464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-0.483869333354" calcext:value-type="float">
            <text:p>-0.4838693334</text:p>
          </table:table-cell>
          <table:table-cell office:value-type="float" office:value="2.58334205918" calcext:value-type="float">
            <text:p>2.5833420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29" calcext:value-type="float">
            <text:p>329</text:p>
          </table:table-cell>
          <table:table-cell office:value-type="float" office:value="-0.475574127011" calcext:value-type="float">
            <text:p>-0.475574127</text:p>
          </table:table-cell>
          <table:table-cell office:value-type="float" office:value="2.62840202821" calcext:value-type="float">
            <text:p>2.62840202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0" calcext:value-type="float">
            <text:p>330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-0.45957210475" calcext:value-type="float">
            <text:p>-0.4595721048</text:p>
          </table:table-cell>
          <table:table-cell office:value-type="float" office:value="2.71992139444" calcext:value-type="float">
            <text:p>2.719921394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451853389472" calcext:value-type="float">
            <text:p>-0.4518533895</text:p>
          </table:table-cell>
          <table:table-cell office:value-type="float" office:value="2.76638402881" calcext:value-type="float">
            <text:p>2.766384028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3" calcext:value-type="float">
            <text:p>333</text:p>
          </table:table-cell>
          <table:table-cell office:value-type="float" office:value="-0.444315299583" calcext:value-type="float">
            <text:p>-0.4443152996</text:p>
          </table:table-cell>
          <table:table-cell office:value-type="float" office:value="2.81331748237" calcext:value-type="float">
            <text:p>2.8133174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-0.436952413616" calcext:value-type="float">
            <text:p>-0.4369524136</text:p>
          </table:table-cell>
          <table:table-cell office:value-type="float" office:value="2.860723413" calcext:value-type="float">
            <text:p>2.8607234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36" calcext:value-type="float">
            <text:p>336</text:p>
          </table:table-cell>
          <table:table-cell office:value-type="float" office:value="-0.422731538373" calcext:value-type="float">
            <text:p>-0.4227315384</text:p>
          </table:table-cell>
          <table:table-cell office:value-type="float" office:value="2.9569594093" calcext:value-type="float">
            <text:p>2.95695940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37" calcext:value-type="float">
            <text:p>337</text:p>
          </table:table-cell>
          <table:table-cell office:value-type="float" office:value="-0.415863653203" calcext:value-type="float">
            <text:p>-0.4158636532</text:p>
          </table:table-cell>
          <table:table-cell office:value-type="float" office:value="3.00579286113" calcext:value-type="float">
            <text:p>3.0057928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-0.40915116513" calcext:value-type="float">
            <text:p>-0.4091511651</text:p>
          </table:table-cell>
          <table:table-cell office:value-type="float" office:value="3.0551055613" calcext:value-type="float">
            <text:p>3.05510556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9" calcext:value-type="float">
            <text:p>339</text:p>
          </table:table-cell>
          <table:table-cell office:value-type="float" office:value="-0.402589554602" calcext:value-type="float">
            <text:p>-0.4025895546</text:p>
          </table:table-cell>
          <table:table-cell office:value-type="float" office:value="3.10489923474" calcext:value-type="float">
            <text:p>3.10489923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0" calcext:value-type="float">
            <text:p>340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41" calcext:value-type="float">
            <text:p>341</text:p>
          </table:table-cell>
          <table:table-cell office:value-type="float" office:value="-0.389901676335" calcext:value-type="float">
            <text:p>-0.3899016763</text:p>
          </table:table-cell>
          <table:table-cell office:value-type="float" office:value="3.20593646006" calcext:value-type="float">
            <text:p>3.20593646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-0.383767138883" calcext:value-type="float">
            <text:p>-0.3837671389</text:p>
          </table:table-cell>
          <table:table-cell office:value-type="float" office:value="3.25718351925" calcext:value-type="float">
            <text:p>3.25718351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-0.377766927546" calcext:value-type="float">
            <text:p>-0.3777669275</text:p>
          </table:table-cell>
          <table:table-cell office:value-type="float" office:value="3.30891856553" calcext:value-type="float">
            <text:p>3.30891856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44" calcext:value-type="float">
            <text:p>344</text:p>
          </table:table-cell>
          <table:table-cell office:value-type="float" office:value="-0.371897256127" calcext:value-type="float">
            <text:p>-0.3718972561</text:p>
          </table:table-cell>
          <table:table-cell office:value-type="float" office:value="3.36114337873" calcext:value-type="float">
            <text:p>3.361143378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45" calcext:value-type="float">
            <text:p>345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6" calcext:value-type="float">
            <text:p>346</text:p>
          </table:table-cell>
          <table:table-cell office:value-type="float" office:value="-0.360535030938" calcext:value-type="float">
            <text:p>-0.3605350309</text:p>
          </table:table-cell>
          <table:table-cell office:value-type="float" office:value="3.46706947379" calcext:value-type="float">
            <text:p>3.467069473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47" calcext:value-type="float">
            <text:p>347</text:p>
          </table:table-cell>
          <table:table-cell office:value-type="float" office:value="-0.355035532296" calcext:value-type="float">
            <text:p>-0.3550355323</text:p>
          </table:table-cell>
          <table:table-cell office:value-type="float" office:value="3.52077436283" calcext:value-type="float">
            <text:p>3.52077436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8" calcext:value-type="float">
            <text:p>348</text:p>
          </table:table-cell>
          <table:table-cell office:value-type="float" office:value="-0.349652674231" calcext:value-type="float">
            <text:p>-0.3496526742</text:p>
          </table:table-cell>
          <table:table-cell office:value-type="float" office:value="3.57497623248" calcext:value-type="float">
            <text:p>3.57497623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49" calcext:value-type="float">
            <text:p>349</text:p>
          </table:table-cell>
          <table:table-cell office:value-type="float" office:value="-0.344383269267" calcext:value-type="float">
            <text:p>-0.3443832693</text:p>
          </table:table-cell>
          <table:table-cell office:value-type="float" office:value="3.62967690811" calcext:value-type="float">
            <text:p>3.629676908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-0.334172594937" calcext:value-type="float">
            <text:p>-0.3341725949</text:p>
          </table:table-cell>
          <table:table-cell office:value-type="float" office:value="3.7405820194" calcext:value-type="float">
            <text:p>3.74058201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52" calcext:value-type="float">
            <text:p>352</text:p>
          </table:table-cell>
          <table:table-cell office:value-type="float" office:value="-0.329225464688" calcext:value-type="float">
            <text:p>-0.3292254647</text:p>
          </table:table-cell>
          <table:table-cell office:value-type="float" office:value="3.79679014557" calcext:value-type="float">
            <text:p>3.7967901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53" calcext:value-type="float">
            <text:p>353</text:p>
          </table:table-cell>
          <table:table-cell office:value-type="float" office:value="-0.324380058085" calcext:value-type="float">
            <text:p>-0.3243800581</text:p>
          </table:table-cell>
          <table:table-cell office:value-type="float" office:value="3.85350445825" calcext:value-type="float">
            <text:p>3.85350445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54" calcext:value-type="float">
            <text:p>354</text:p>
          </table:table-cell>
          <table:table-cell office:value-type="float" office:value="-0.319633678649" calcext:value-type="float">
            <text:p>-0.3196336786</text:p>
          </table:table-cell>
          <table:table-cell office:value-type="float" office:value="3.91072682104" calcext:value-type="float">
            <text:p>3.9107268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55" calcext:value-type="float">
            <text:p>355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office:value-type="float" office:value="-0.310427648215" calcext:value-type="float">
            <text:p>-0.3104276482</text:p>
          </table:table-cell>
          <table:table-cell office:value-type="float" office:value="4.02670318571" calcext:value-type="float">
            <text:p>4.02670318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57" calcext:value-type="float">
            <text:p>357</text:p>
          </table:table-cell>
          <table:table-cell office:value-type="float" office:value="-0.305963027369" calcext:value-type="float">
            <text:p>-0.3059630274</text:p>
          </table:table-cell>
          <table:table-cell office:value-type="float" office:value="4.0854609485" calcext:value-type="float">
            <text:p>4.0854609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float" office:value="-0.301587487811" calcext:value-type="float">
            <text:p>-0.3015874878</text:p>
          </table:table-cell>
          <table:table-cell office:value-type="float" office:value="4.14473428282" calcext:value-type="float">
            <text:p>4.14473428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59" calcext:value-type="float">
            <text:p>359</text:p>
          </table:table-cell>
          <table:table-cell office:value-type="float" office:value="-0.297298737623" calcext:value-type="float">
            <text:p>-0.2972987376</text:p>
          </table:table-cell>
          <table:table-cell office:value-type="float" office:value="4.20452508474" calcext:value-type="float">
            <text:p>4.20452508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61" calcext:value-type="float">
            <text:p>361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62" calcext:value-type="float">
            <text:p>362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63" calcext:value-type="float">
            <text:p>363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64" calcext:value-type="float">
            <text:p>364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6" calcext:value-type="float">
            <text:p>366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67" calcext:value-type="float">
            <text:p>367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68" calcext:value-type="float">
            <text:p>368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70" calcext:value-type="float">
            <text:p>370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1" calcext:value-type="float">
            <text:p>371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3" calcext:value-type="float">
            <text:p>373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4" calcext:value-type="float">
            <text:p>374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75" calcext:value-type="float">
            <text:p>375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77" calcext:value-type="float">
            <text:p>377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78" calcext:value-type="float">
            <text:p>378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9" calcext:value-type="float">
            <text:p>379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80" calcext:value-type="float">
            <text:p>380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81" calcext:value-type="float">
            <text:p>381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82" calcext:value-type="float">
            <text:p>382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.754310344828" calcext:value-type="float">
            <text:p>0.754310344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3" calcext:value-type="float">
            <text:p>383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4" calcext:value-type="float">
            <text:p>384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072961373" calcext:value-type="float">
            <text:p>0.751072961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85" calcext:value-type="float">
            <text:p>385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86" calcext:value-type="float">
            <text:p>386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87" calcext:value-type="float">
            <text:p>387</text:p>
          </table:table-cell>
          <table:table-cell office:value-type="float" office:value="-0.242023427225" calcext:value-type="float">
            <text:p>-0.2420234272</text:p>
          </table:table-cell>
          <table:table-cell office:value-type="float" office:value="5.16478926991" calcext:value-type="float">
            <text:p>5.164789269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88" calcext:value-type="float">
            <text:p>388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89" calcext:value-type="float">
            <text:p>389</text:p>
          </table:table-cell>
          <table:table-cell office:value-type="float" office:value="-0.23575987981" calcext:value-type="float">
            <text:p>-0.2357598798</text:p>
          </table:table-cell>
          <table:table-cell office:value-type="float" office:value="5.30200473892" calcext:value-type="float">
            <text:p>5.302004738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6033755274" calcext:value-type="float">
            <text:p>1.160337552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0" calcext:value-type="float">
            <text:p>390</text:p>
          </table:table-cell>
          <table:table-cell office:value-type="float" office:value="-0.232712263164" calcext:value-type="float">
            <text:p>-0.2327122632</text:p>
          </table:table-cell>
          <table:table-cell office:value-type="float" office:value="5.37144017683" calcext:value-type="float">
            <text:p>5.371440176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15546218487" calcext:value-type="float">
            <text:p>1.155462184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-0.229719023468" calcext:value-type="float">
            <text:p>-0.2297190235</text:p>
          </table:table-cell>
          <table:table-cell office:value-type="float" office:value="5.44143006151" calcext:value-type="float">
            <text:p>5.44143006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.15062761506" calcext:value-type="float">
            <text:p>1.150627615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92" calcext:value-type="float">
            <text:p>392</text:p>
          </table:table-cell>
          <table:table-cell office:value-type="float" office:value="-0.226778910802" calcext:value-type="float">
            <text:p>-0.2267789108</text:p>
          </table:table-cell>
          <table:table-cell office:value-type="float" office:value="5.51197638078" calcext:value-type="float">
            <text:p>5.51197638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3" calcext:value-type="float">
            <text:p>393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14107883817" calcext:value-type="float">
            <text:p>1.141078838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4" calcext:value-type="float">
            <text:p>394</text:p>
          </table:table-cell>
          <table:table-cell office:value-type="float" office:value="-0.221053241922" calcext:value-type="float">
            <text:p>-0.2210532419</text:p>
          </table:table-cell>
          <table:table-cell office:value-type="float" office:value="5.65474629158" calcext:value-type="float">
            <text:p>5.6547462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float" office:value="-0.218265357433" calcext:value-type="float">
            <text:p>-0.2182653574</text:p>
          </table:table-cell>
          <table:table-cell office:value-type="float" office:value="5.72697387574" calcext:value-type="float">
            <text:p>5.72697387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.1316872428" calcext:value-type="float">
            <text:p>1.131687242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6" calcext:value-type="float">
            <text:p>396</text:p>
          </table:table-cell>
          <table:table-cell office:value-type="float" office:value="-0.215525941211" calcext:value-type="float">
            <text:p>-0.2155259412</text:p>
          </table:table-cell>
          <table:table-cell office:value-type="float" office:value="5.79976587957" calcext:value-type="float">
            <text:p>5.799765879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12704918033" calcext:value-type="float">
            <text:p>1.127049180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97" calcext:value-type="float">
            <text:p>397</text:p>
          </table:table-cell>
          <table:table-cell office:value-type="float" office:value="-0.212833908253" calcext:value-type="float">
            <text:p>-0.2128339083</text:p>
          </table:table-cell>
          <table:table-cell office:value-type="float" office:value="5.87312430741" calcext:value-type="float">
            <text:p>5.8731243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98" calcext:value-type="float">
            <text:p>398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.11788617886" calcext:value-type="float">
            <text:p>1.11788617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-0.207587800161" calcext:value-type="float">
            <text:p>-0.2075878002</text:p>
          </table:table-cell>
          <table:table-cell office:value-type="float" office:value="6.02154846783" calcext:value-type="float">
            <text:p>6.021548467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.11336032389" calcext:value-type="float">
            <text:p>1.113360323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float" office:value="-0.205031700203" calcext:value-type="float">
            <text:p>-0.2050317002</text:p>
          </table:table-cell>
          <table:table-cell office:value-type="float" office:value="6.09661822423" calcext:value-type="float">
            <text:p>6.09661822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0887096774" calcext:value-type="float">
            <text:p>1.108870967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01" calcext:value-type="float">
            <text:p>401</text:p>
          </table:table-cell>
          <table:table-cell office:value-type="float" office:value="-0.202518932027" calcext:value-type="float">
            <text:p>-0.202518932</text:p>
          </table:table-cell>
          <table:table-cell office:value-type="float" office:value="6.17226245216" calcext:value-type="float">
            <text:p>6.17226245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1.10441767068" calcext:value-type="float">
            <text:p>1.104417670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02" calcext:value-type="float">
            <text:p>402</text:p>
          </table:table-cell>
          <table:table-cell office:value-type="float" office:value="-0.20004855032" calcext:value-type="float">
            <text:p>-0.2000485503</text:p>
          </table:table-cell>
          <table:table-cell office:value-type="float" office:value="6.2484831707" calcext:value-type="float">
            <text:p>6.24848317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.23762376238" calcext:value-type="float">
            <text:p>1.23762376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3" calcext:value-type="float">
            <text:p>40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.23762376238" calcext:value-type="float">
            <text:p>1.23762376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.22549019608" calcext:value-type="float">
            <text:p>1.22549019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.21359223301" calcext:value-type="float">
            <text:p>1.2135922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6" calcext:value-type="float">
            <text:p>40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.20192307692" calcext:value-type="float">
            <text:p>1.20192307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17924528302" calcext:value-type="float">
            <text:p>1.1792452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.16822429907" calcext:value-type="float">
            <text:p>1.16822429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.15740740741" calcext:value-type="float">
            <text:p>1.15740740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1" calcext:value-type="float">
            <text:p>41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.14678899083" calcext:value-type="float">
            <text:p>1.14678899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12612612613" calcext:value-type="float">
            <text:p>1.12612612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.11607142857" calcext:value-type="float">
            <text:p>1.11607142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1.10619469027" calcext:value-type="float">
            <text:p>1.10619469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6" calcext:value-type="float">
            <text:p>41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09649122807" calcext:value-type="float">
            <text:p>1.09649122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9" calcext:value-type="float">
            <text:p>41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3" calcext:value-type="float">
            <text:p>42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8" calcext:value-type="float">
            <text:p>42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912408759124" calcext:value-type="float">
            <text:p>0.91240875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905797101449" calcext:value-type="float">
            <text:p>0.90579710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89928057554" calcext:value-type="float">
            <text:p>0.89928057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2" calcext:value-type="float">
            <text:p>44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886524822695" calcext:value-type="float">
            <text:p>0.88652482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4" calcext:value-type="float">
            <text:p>44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880281690141" calcext:value-type="float">
            <text:p>0.88028169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5" calcext:value-type="float">
            <text:p>44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874125874126" calcext:value-type="float">
            <text:p>0.87412587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  <table:table-cell office:value-type="float" office:value="-1.22848241505" calcext:value-type="float">
            <text:p>-1.2284824151</text:p>
          </table:table-cell>
          <table:table-cell office:value-type="float" office:value="1.01751558238" calcext:value-type="float">
            <text:p>1.0175155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868055555556" calcext:value-type="float">
            <text:p>0.868055555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7" calcext:value-type="float">
            <text:p>447</text:p>
          </table:table-cell>
          <table:table-cell office:value-type="float" office:value="-1.19879445755" calcext:value-type="float">
            <text:p>-1.1987944576</text:p>
          </table:table-cell>
          <table:table-cell office:value-type="float" office:value="1.04271419686" calcext:value-type="float">
            <text:p>1.042714196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856164383562" calcext:value-type="float">
            <text:p>0.85616438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office:value-type="float" office:value="-1.14214656149" calcext:value-type="float">
            <text:p>-1.1421465615</text:p>
          </table:table-cell>
          <table:table-cell office:value-type="float" office:value="1.09443047167" calcext:value-type="float">
            <text:p>1.09443047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850340136054" calcext:value-type="float">
            <text:p>0.850340136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office:value-type="float" office:value="-1.11513065078" calcext:value-type="float">
            <text:p>-1.1151306508</text:p>
          </table:table-cell>
          <table:table-cell office:value-type="float" office:value="1.12094488581" calcext:value-type="float">
            <text:p>1.12094488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44594594595" calcext:value-type="float">
            <text:p>0.84459459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1" calcext:value-type="float">
            <text:p>451</text:p>
          </table:table-cell>
          <table:table-cell office:value-type="float" office:value="-1.08894978068" calcext:value-type="float">
            <text:p>-1.0889497807</text:p>
          </table:table-cell>
          <table:table-cell office:value-type="float" office:value="1.1478949922" calcext:value-type="float">
            <text:p>1.14789499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838926174497" calcext:value-type="float">
            <text:p>0.838926174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2" calcext:value-type="float">
            <text:p>452</text:p>
          </table:table-cell>
          <table:table-cell office:value-type="float" office:value="-1.06357664859" calcext:value-type="float">
            <text:p>-1.0635766486</text:p>
          </table:table-cell>
          <table:table-cell office:value-type="float" office:value="1.17527965817" calcext:value-type="float">
            <text:p>1.17527965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3" calcext:value-type="float">
            <text:p>453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827814569536" calcext:value-type="float">
            <text:p>0.827814569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4" calcext:value-type="float">
            <text:p>454</text:p>
          </table:table-cell>
          <table:table-cell office:value-type="float" office:value="-1.01514679633" calcext:value-type="float">
            <text:p>-1.0151467963</text:p>
          </table:table-cell>
          <table:table-cell office:value-type="float" office:value="1.23134900737" calcext:value-type="float">
            <text:p>1.2313490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22368421053" calcext:value-type="float">
            <text:p>0.82236842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float" office:value="-0.992038090086" calcext:value-type="float">
            <text:p>-0.9920380901</text:p>
          </table:table-cell>
          <table:table-cell office:value-type="float" office:value="1.26003226337" calcext:value-type="float">
            <text:p>1.26003226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816993464052" calcext:value-type="float">
            <text:p>0.81699346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6" calcext:value-type="float">
            <text:p>456</text:p>
          </table:table-cell>
          <table:table-cell office:value-type="float" office:value="-0.969633254524" calcext:value-type="float">
            <text:p>-0.9696332545</text:p>
          </table:table-cell>
          <table:table-cell office:value-type="float" office:value="1.28914720506" calcext:value-type="float">
            <text:p>1.2891472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811688311688" calcext:value-type="float">
            <text:p>0.81168831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7" calcext:value-type="float">
            <text:p>457</text:p>
          </table:table-cell>
          <table:table-cell office:value-type="float" office:value="-0.947907925114" calcext:value-type="float">
            <text:p>-0.9479079251</text:p>
          </table:table-cell>
          <table:table-cell office:value-type="float" office:value="1.31869347948" calcext:value-type="float">
            <text:p>1.31869347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58" calcext:value-type="float">
            <text:p>458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801282051282" calcext:value-type="float">
            <text:p>0.80128205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9" calcext:value-type="float">
            <text:p>459</text:p>
          </table:table-cell>
          <table:table-cell office:value-type="float" office:value="-0.906401862134" calcext:value-type="float">
            <text:p>-0.9064018621</text:p>
          </table:table-cell>
          <table:table-cell office:value-type="float" office:value="1.37907924975" calcext:value-type="float">
            <text:p>1.379079249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96178343949" calcext:value-type="float">
            <text:p>0.79617834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float" office:value="-0.886575972859" calcext:value-type="float">
            <text:p>-0.8865759729</text:p>
          </table:table-cell>
          <table:table-cell office:value-type="float" office:value="1.40991865138" calcext:value-type="float">
            <text:p>1.409918651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91139240506" calcext:value-type="float">
            <text:p>0.79113924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61" calcext:value-type="float">
            <text:p>461</text:p>
          </table:table-cell>
          <table:table-cell office:value-type="float" office:value="-0.867339288123" calcext:value-type="float">
            <text:p>-0.8673392881</text:p>
          </table:table-cell>
          <table:table-cell office:value-type="float" office:value="1.44118918296" calcext:value-type="float">
            <text:p>1.441189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786163522013" calcext:value-type="float">
            <text:p>0.78616352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62" calcext:value-type="float">
            <text:p>462</text:p>
          </table:table-cell>
          <table:table-cell office:value-type="float" office:value="-0.84867104836" calcext:value-type="float">
            <text:p>-0.8486710484</text:p>
          </table:table-cell>
          <table:table-cell office:value-type="float" office:value="1.47289105999" calcext:value-type="float">
            <text:p>1.4728910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63" calcext:value-type="float">
            <text:p>463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776397515528" calcext:value-type="float">
            <text:p>0.77639751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4" calcext:value-type="float">
            <text:p>464</text:p>
          </table:table-cell>
          <table:table-cell office:value-type="float" office:value="-0.812960449683" calcext:value-type="float">
            <text:p>-0.8129604497</text:p>
          </table:table-cell>
          <table:table-cell office:value-type="float" office:value="1.53759017488" calcext:value-type="float">
            <text:p>1.537590174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771604938272" calcext:value-type="float">
            <text:p>0.77160493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office:value-type="float" office:value="-0.795880122337" calcext:value-type="float">
            <text:p>-0.7958801223</text:p>
          </table:table-cell>
          <table:table-cell office:value-type="float" office:value="1.57058828952" calcext:value-type="float">
            <text:p>1.57058828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66871165644" calcext:value-type="float">
            <text:p>0.76687116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66" calcext:value-type="float">
            <text:p>466</text:p>
          </table:table-cell>
          <table:table-cell office:value-type="float" office:value="-0.779292275178" calcext:value-type="float">
            <text:p>-0.7792922752</text:p>
          </table:table-cell>
          <table:table-cell office:value-type="float" office:value="1.60401949283" calcext:value-type="float">
            <text:p>1.60401949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762195121951" calcext:value-type="float">
            <text:p>0.7621951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7" calcext:value-type="float">
            <text:p>467</text:p>
          </table:table-cell>
          <table:table-cell office:value-type="float" office:value="-0.763179616598" calcext:value-type="float">
            <text:p>-0.7631796166</text:p>
          </table:table-cell>
          <table:table-cell office:value-type="float" office:value="1.63788441517" calcext:value-type="float">
            <text:p>1.6378844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753012048193" calcext:value-type="float">
            <text:p>0.753012048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office:value-type="float" office:value="-0.732313911233" calcext:value-type="float">
            <text:p>-0.7323139112</text:p>
          </table:table-cell>
          <table:table-cell office:value-type="float" office:value="1.70691827757" calcext:value-type="float">
            <text:p>1.7069182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24309392265" calcext:value-type="float">
            <text:p>1.24309392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0" calcext:value-type="float">
            <text:p>470</text:p>
          </table:table-cell>
          <table:table-cell office:value-type="float" office:value="-0.548044385517" calcext:value-type="float">
            <text:p>-0.5480443855</text:p>
          </table:table-cell>
          <table:table-cell office:value-type="float" office:value="2.28083716034" calcext:value-type="float">
            <text:p>2.280837160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.23626373626" calcext:value-type="float">
            <text:p>1.23626373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1" calcext:value-type="float">
            <text:p>471</text:p>
          </table:table-cell>
          <table:table-cell office:value-type="float" office:value="-0.538171635683" calcext:value-type="float">
            <text:p>-0.5381716357</text:p>
          </table:table-cell>
          <table:table-cell office:value-type="float" office:value="2.32267908065" calcext:value-type="float">
            <text:p>2.32267908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72" calcext:value-type="float">
            <text:p>472</text:p>
          </table:table-cell>
          <table:table-cell office:value-type="float" office:value="-0.52854654487" calcext:value-type="float">
            <text:p>-0.5285465449</text:p>
          </table:table-cell>
          <table:table-cell office:value-type="float" office:value="2.3649762015" calcext:value-type="float">
            <text:p>2.36497620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1.22282608696" calcext:value-type="float">
            <text:p>1.22282608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3" calcext:value-type="float">
            <text:p>473</text:p>
          </table:table-cell>
          <table:table-cell office:value-type="float" office:value="-0.51916120307" calcext:value-type="float">
            <text:p>-0.5191612031</text:p>
          </table:table-cell>
          <table:table-cell office:value-type="float" office:value="2.40772999332" calcext:value-type="float">
            <text:p>2.4077299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.21621621622" calcext:value-type="float">
            <text:p>1.216216216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74" calcext:value-type="float">
            <text:p>474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-0.50107960905" calcext:value-type="float">
            <text:p>-0.5010796091</text:p>
          </table:table-cell>
          <table:table-cell office:value-type="float" office:value="2.49461358519" calcext:value-type="float">
            <text:p>2.49461358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.20320855615" calcext:value-type="float">
            <text:p>1.203208556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float" office:value="-0.4923689826" calcext:value-type="float">
            <text:p>-0.4923689826</text:p>
          </table:table-cell>
          <table:table-cell office:value-type="float" office:value="2.53874643646" calcext:value-type="float">
            <text:p>2.5387464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1.19680851064" calcext:value-type="float">
            <text:p>1.196808510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-0.483869333354" calcext:value-type="float">
            <text:p>-0.4838693334</text:p>
          </table:table-cell>
          <table:table-cell office:value-type="float" office:value="2.58334205918" calcext:value-type="float">
            <text:p>2.5833420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-0.475574127011" calcext:value-type="float">
            <text:p>-0.475574127</text:p>
          </table:table-cell>
          <table:table-cell office:value-type="float" office:value="2.62840202821" calcext:value-type="float">
            <text:p>2.62840202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780104712" calcext:value-type="float">
            <text:p>1.17801047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office:value-type="float" office:value="-0.45957210475" calcext:value-type="float">
            <text:p>-0.4595721048</text:p>
          </table:table-cell>
          <table:table-cell office:value-type="float" office:value="2.71992139444" calcext:value-type="float">
            <text:p>2.719921394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 office:value-type="float" office:value="-0.451853389472" calcext:value-type="float">
            <text:p>-0.4518533895</text:p>
          </table:table-cell>
          <table:table-cell office:value-type="float" office:value="2.76638402881" calcext:value-type="float">
            <text:p>2.766384028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.16580310881" calcext:value-type="float">
            <text:p>1.165803108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82" calcext:value-type="float">
            <text:p>482</text:p>
          </table:table-cell>
          <table:table-cell office:value-type="float" office:value="-0.444315299583" calcext:value-type="float">
            <text:p>-0.4443152996</text:p>
          </table:table-cell>
          <table:table-cell office:value-type="float" office:value="2.81331748237" calcext:value-type="float">
            <text:p>2.8133174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.15979381443" calcext:value-type="float">
            <text:p>1.15979381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83" calcext:value-type="float">
            <text:p>483</text:p>
          </table:table-cell>
          <table:table-cell office:value-type="float" office:value="-0.436952413616" calcext:value-type="float">
            <text:p>-0.4369524136</text:p>
          </table:table-cell>
          <table:table-cell office:value-type="float" office:value="2.860723413" calcext:value-type="float">
            <text:p>2.8607234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84" calcext:value-type="float">
            <text:p>484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14795918367" calcext:value-type="float">
            <text:p>1.147959183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85" calcext:value-type="float">
            <text:p>485</text:p>
          </table:table-cell>
          <table:table-cell office:value-type="float" office:value="-0.422731538373" calcext:value-type="float">
            <text:p>-0.4227315384</text:p>
          </table:table-cell>
          <table:table-cell office:value-type="float" office:value="2.9569594093" calcext:value-type="float">
            <text:p>2.95695940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.1421319797" calcext:value-type="float">
            <text:p>1.142131979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86" calcext:value-type="float">
            <text:p>486</text:p>
          </table:table-cell>
          <table:table-cell office:value-type="float" office:value="-0.415863653203" calcext:value-type="float">
            <text:p>-0.4158636532</text:p>
          </table:table-cell>
          <table:table-cell office:value-type="float" office:value="3.00579286113" calcext:value-type="float">
            <text:p>3.0057928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7" calcext:value-type="float">
            <text:p>487</text:p>
          </table:table-cell>
          <table:table-cell office:value-type="float" office:value="-0.40915116513" calcext:value-type="float">
            <text:p>-0.4091511651</text:p>
          </table:table-cell>
          <table:table-cell office:value-type="float" office:value="3.0551055613" calcext:value-type="float">
            <text:p>3.05510556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13065326633" calcext:value-type="float">
            <text:p>1.13065326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8" calcext:value-type="float">
            <text:p>488</text:p>
          </table:table-cell>
          <table:table-cell office:value-type="float" office:value="-0.402589554602" calcext:value-type="float">
            <text:p>-0.4025895546</text:p>
          </table:table-cell>
          <table:table-cell office:value-type="float" office:value="3.10489923474" calcext:value-type="float">
            <text:p>3.10489923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9" calcext:value-type="float">
            <text:p>489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11940298507" calcext:value-type="float">
            <text:p>1.11940298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90" calcext:value-type="float">
            <text:p>490</text:p>
          </table:table-cell>
          <table:table-cell office:value-type="float" office:value="-0.389901676335" calcext:value-type="float">
            <text:p>-0.3899016763</text:p>
          </table:table-cell>
          <table:table-cell office:value-type="float" office:value="3.20593646006" calcext:value-type="float">
            <text:p>3.20593646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11386138614" calcext:value-type="float">
            <text:p>1.113861386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91" calcext:value-type="float">
            <text:p>491</text:p>
          </table:table-cell>
          <table:table-cell office:value-type="float" office:value="-0.383767138883" calcext:value-type="float">
            <text:p>-0.3837671389</text:p>
          </table:table-cell>
          <table:table-cell office:value-type="float" office:value="3.25718351925" calcext:value-type="float">
            <text:p>3.25718351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10837438424" calcext:value-type="float">
            <text:p>1.108374384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92" calcext:value-type="float">
            <text:p>492</text:p>
          </table:table-cell>
          <table:table-cell office:value-type="float" office:value="-0.377766927546" calcext:value-type="float">
            <text:p>-0.3777669275</text:p>
          </table:table-cell>
          <table:table-cell office:value-type="float" office:value="3.30891856553" calcext:value-type="float">
            <text:p>3.30891856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10294117647" calcext:value-type="float">
            <text:p>1.10294117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office:value-type="float" office:value="-0.371897256127" calcext:value-type="float">
            <text:p>-0.3718972561</text:p>
          </table:table-cell>
          <table:table-cell office:value-type="float" office:value="3.36114337873" calcext:value-type="float">
            <text:p>3.361143378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9223300971" calcext:value-type="float">
            <text:p>1.092233009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5" calcext:value-type="float">
            <text:p>495</text:p>
          </table:table-cell>
          <table:table-cell office:value-type="float" office:value="-0.360535030938" calcext:value-type="float">
            <text:p>-0.3605350309</text:p>
          </table:table-cell>
          <table:table-cell office:value-type="float" office:value="3.46706947379" calcext:value-type="float">
            <text:p>3.467069473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-0.355035532296" calcext:value-type="float">
            <text:p>-0.3550355323</text:p>
          </table:table-cell>
          <table:table-cell office:value-type="float" office:value="3.52077436283" calcext:value-type="float">
            <text:p>3.52077436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8173076923" calcext:value-type="float">
            <text:p>1.081730769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7" calcext:value-type="float">
            <text:p>497</text:p>
          </table:table-cell>
          <table:table-cell office:value-type="float" office:value="-0.349652674231" calcext:value-type="float">
            <text:p>-0.3496526742</text:p>
          </table:table-cell>
          <table:table-cell office:value-type="float" office:value="3.57497623248" calcext:value-type="float">
            <text:p>3.57497623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.07655502392" calcext:value-type="float">
            <text:p>1.076555023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98" calcext:value-type="float">
            <text:p>498</text:p>
          </table:table-cell>
          <table:table-cell office:value-type="float" office:value="-0.344383269267" calcext:value-type="float">
            <text:p>-0.3443832693</text:p>
          </table:table-cell>
          <table:table-cell office:value-type="float" office:value="3.62967690811" calcext:value-type="float">
            <text:p>3.629676908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9" calcext:value-type="float">
            <text:p>499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1.0663507109" calcext:value-type="float">
            <text:p>1.06635071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-0.334172594937" calcext:value-type="float">
            <text:p>-0.3341725949</text:p>
          </table:table-cell>
          <table:table-cell office:value-type="float" office:value="3.7405820194" calcext:value-type="float">
            <text:p>3.74058201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1.06132075472" calcext:value-type="float">
            <text:p>1.061320754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-0.329225464688" calcext:value-type="float">
            <text:p>-0.3292254647</text:p>
          </table:table-cell>
          <table:table-cell office:value-type="float" office:value="3.79679014557" calcext:value-type="float">
            <text:p>3.7967901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02" calcext:value-type="float">
            <text:p>502</text:p>
          </table:table-cell>
          <table:table-cell office:value-type="float" office:value="-0.324380058085" calcext:value-type="float">
            <text:p>-0.3243800581</text:p>
          </table:table-cell>
          <table:table-cell office:value-type="float" office:value="3.85350445825" calcext:value-type="float">
            <text:p>3.85350445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03" calcext:value-type="float">
            <text:p>503</text:p>
          </table:table-cell>
          <table:table-cell office:value-type="float" office:value="-0.319633678649" calcext:value-type="float">
            <text:p>-0.3196336786</text:p>
          </table:table-cell>
          <table:table-cell office:value-type="float" office:value="3.91072682104" calcext:value-type="float">
            <text:p>3.9107268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04" calcext:value-type="float">
            <text:p>504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05" calcext:value-type="float">
            <text:p>505</text:p>
          </table:table-cell>
          <table:table-cell office:value-type="float" office:value="-0.310427648215" calcext:value-type="float">
            <text:p>-0.3104276482</text:p>
          </table:table-cell>
          <table:table-cell office:value-type="float" office:value="4.02670318571" calcext:value-type="float">
            <text:p>4.02670318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06" calcext:value-type="float">
            <text:p>506</text:p>
          </table:table-cell>
          <table:table-cell office:value-type="float" office:value="-0.305963027369" calcext:value-type="float">
            <text:p>-0.3059630274</text:p>
          </table:table-cell>
          <table:table-cell office:value-type="float" office:value="4.0854609485" calcext:value-type="float">
            <text:p>4.0854609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07" calcext:value-type="float">
            <text:p>507</text:p>
          </table:table-cell>
          <table:table-cell office:value-type="float" office:value="-0.301587487811" calcext:value-type="float">
            <text:p>-0.3015874878</text:p>
          </table:table-cell>
          <table:table-cell office:value-type="float" office:value="4.14473428282" calcext:value-type="float">
            <text:p>4.14473428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08" calcext:value-type="float">
            <text:p>508</text:p>
          </table:table-cell>
          <table:table-cell office:value-type="float" office:value="-0.297298737623" calcext:value-type="float">
            <text:p>-0.2972987376</text:p>
          </table:table-cell>
          <table:table-cell office:value-type="float" office:value="4.20452508474" calcext:value-type="float">
            <text:p>4.20452508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9" calcext:value-type="float">
            <text:p>509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10" calcext:value-type="float">
            <text:p>510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11" calcext:value-type="float">
            <text:p>511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13" calcext:value-type="float">
            <text:p>513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14" calcext:value-type="float">
            <text:p>514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15" calcext:value-type="float">
            <text:p>515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7" calcext:value-type="float">
            <text:p>517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19" calcext:value-type="float">
            <text:p>519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20" calcext:value-type="float">
            <text:p>520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21" calcext:value-type="float">
            <text:p>521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22" calcext:value-type="float">
            <text:p>522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23" calcext:value-type="float">
            <text:p>523</text:p>
          </table:table-cell>
          <table:table-cell office:value-type="float" office:value="-0.242023427225" calcext:value-type="float">
            <text:p>-0.2420234272</text:p>
          </table:table-cell>
          <table:table-cell office:value-type="float" office:value="5.16478926991" calcext:value-type="float">
            <text:p>5.164789269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24" calcext:value-type="float">
            <text:p>524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25" calcext:value-type="float">
            <text:p>525</text:p>
          </table:table-cell>
          <table:table-cell office:value-type="float" office:value="-0.23575987981" calcext:value-type="float">
            <text:p>-0.2357598798</text:p>
          </table:table-cell>
          <table:table-cell office:value-type="float" office:value="5.30200473892" calcext:value-type="float">
            <text:p>5.302004738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26" calcext:value-type="float">
            <text:p>526</text:p>
          </table:table-cell>
          <table:table-cell office:value-type="float" office:value="-0.232712263164" calcext:value-type="float">
            <text:p>-0.2327122632</text:p>
          </table:table-cell>
          <table:table-cell office:value-type="float" office:value="5.37144017683" calcext:value-type="float">
            <text:p>5.371440176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27" calcext:value-type="float">
            <text:p>527</text:p>
          </table:table-cell>
          <table:table-cell office:value-type="float" office:value="-0.229719023468" calcext:value-type="float">
            <text:p>-0.2297190235</text:p>
          </table:table-cell>
          <table:table-cell office:value-type="float" office:value="5.44143006151" calcext:value-type="float">
            <text:p>5.44143006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28" calcext:value-type="float">
            <text:p>528</text:p>
          </table:table-cell>
          <table:table-cell office:value-type="float" office:value="-0.226778910802" calcext:value-type="float">
            <text:p>-0.2267789108</text:p>
          </table:table-cell>
          <table:table-cell office:value-type="float" office:value="5.51197638078" calcext:value-type="float">
            <text:p>5.51197638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29" calcext:value-type="float">
            <text:p>529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30" calcext:value-type="float">
            <text:p>530</text:p>
          </table:table-cell>
          <table:table-cell office:value-type="float" office:value="-0.221053241922" calcext:value-type="float">
            <text:p>-0.2210532419</text:p>
          </table:table-cell>
          <table:table-cell office:value-type="float" office:value="5.65474629158" calcext:value-type="float">
            <text:p>5.6547462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31" calcext:value-type="float">
            <text:p>531</text:p>
          </table:table-cell>
          <table:table-cell office:value-type="float" office:value="-0.218265357433" calcext:value-type="float">
            <text:p>-0.2182653574</text:p>
          </table:table-cell>
          <table:table-cell office:value-type="float" office:value="5.72697387574" calcext:value-type="float">
            <text:p>5.72697387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532" calcext:value-type="float">
            <text:p>532</text:p>
          </table:table-cell>
          <table:table-cell office:value-type="float" office:value="-0.215525941211" calcext:value-type="float">
            <text:p>-0.2155259412</text:p>
          </table:table-cell>
          <table:table-cell office:value-type="float" office:value="5.79976587957" calcext:value-type="float">
            <text:p>5.799765879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33" calcext:value-type="float">
            <text:p>533</text:p>
          </table:table-cell>
          <table:table-cell office:value-type="float" office:value="-0.212833908253" calcext:value-type="float">
            <text:p>-0.2128339083</text:p>
          </table:table-cell>
          <table:table-cell office:value-type="float" office:value="5.87312430741" calcext:value-type="float">
            <text:p>5.8731243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34" calcext:value-type="float">
            <text:p>534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.914634146341" calcext:value-type="float">
            <text:p>0.914634146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35" calcext:value-type="float">
            <text:p>535</text:p>
          </table:table-cell>
          <table:table-cell office:value-type="float" office:value="-0.207587800161" calcext:value-type="float">
            <text:p>-0.2075878002</text:p>
          </table:table-cell>
          <table:table-cell office:value-type="float" office:value="6.02154846783" calcext:value-type="float">
            <text:p>6.021548467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0.910931174089" calcext:value-type="float">
            <text:p>0.91093117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36" calcext:value-type="float">
            <text:p>536</text:p>
          </table:table-cell>
          <table:table-cell office:value-type="float" office:value="-0.205031700203" calcext:value-type="float">
            <text:p>-0.2050317002</text:p>
          </table:table-cell>
          <table:table-cell office:value-type="float" office:value="6.09661822423" calcext:value-type="float">
            <text:p>6.09661822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.907258064516" calcext:value-type="float">
            <text:p>0.907258064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537" calcext:value-type="float">
            <text:p>537</text:p>
          </table:table-cell>
          <table:table-cell office:value-type="float" office:value="-0.202518932027" calcext:value-type="float">
            <text:p>-0.202518932</text:p>
          </table:table-cell>
          <table:table-cell office:value-type="float" office:value="6.17226245216" calcext:value-type="float">
            <text:p>6.17226245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0.903614457831" calcext:value-type="float">
            <text:p>0.903614457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38" calcext:value-type="float">
            <text:p>538</text:p>
          </table:table-cell>
          <table:table-cell office:value-type="float" office:value="-0.20004855032" calcext:value-type="float">
            <text:p>-0.2000485503</text:p>
          </table:table-cell>
          <table:table-cell office:value-type="float" office:value="6.2484831707" calcext:value-type="float">
            <text:p>6.24848317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  <table:database-ranges>
        <table:database-range table:name="__Anonymous_Sheet_DB__0" table:target-range-address="DPLLParameters.A4:DPLLParameters.Q535" table:contains-header="false">
          <table:filter table:display-duplicates="false">
            <table:filter-and>
              <table:filter-condition table:field-number="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0:34:06.759430185</dc:date>
    <meta:editing-duration>PT7M56S</meta:editing-duration>
    <meta:editing-cycles>1</meta:editing-cycles>
    <meta:generator>LibreOffice/5.1.6.2$Linux_X86_64 LibreOffice_project/10m0$Build-2</meta:generator>
    <meta:document-statistic meta:table-count="1" meta:cell-count="9079" meta:object-count="0"/>
  </office:meta>
</office:document-meta>
</file>